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0.607cm"/>
    </style:style>
    <style:style style:name="co4" style:family="table-column">
      <style:table-column-properties fo:break-before="auto" style:column-width="1.559cm"/>
    </style:style>
    <style:style style:name="co5" style:family="table-column">
      <style:table-column-properties fo:break-before="auto" style:column-width="5.318cm"/>
    </style:style>
    <style:style style:name="co3" style:family="table-column">
      <style:table-column-properties fo:break-before="auto" style:column-width="2.258cm"/>
    </style:style>
    <style:style style:name="co6" style:family="table-column">
      <style:table-column-properties fo:break-before="auto" style:column-width="1.642cm"/>
    </style:style>
    <style:style style:name="co7" style:family="table-column">
      <style:table-column-properties fo:break-before="auto" style:column-width="2.895cm"/>
    </style:style>
    <style:style style:name="co8" style:family="table-column">
      <style:table-column-properties fo:break-before="auto" style:column-width="3.14cm"/>
    </style:style>
    <style:style style:name="co9" style:family="table-column">
      <style:table-column-properties fo:break-before="auto" style:column-width="1.478cm"/>
    </style:style>
    <style:style style:name="co10" style:family="table-column">
      <style:table-column-properties fo:break-before="auto" style:column-width="1.397cm"/>
    </style:style>
    <style:style style:name="co11" style:family="table-column">
      <style:table-column-properties fo:break-before="auto" style:column-width="2.868cm"/>
    </style:style>
    <style:style style:name="co13" style:family="table-column">
      <style:table-column-properties fo:break-before="auto" style:column-width="2.268cm"/>
    </style:style>
    <style:style style:name="co12" style:family="table-column">
      <style:table-column-properties fo:break-before="auto" style:column-width="0.988cm"/>
    </style:style>
    <style:style style:name="co14" style:family="table-column">
      <style:table-column-properties fo:break-before="auto" style:column-width="1.778cm"/>
    </style:style>
    <style:style style:name="co15" style:family="table-column">
      <style:table-column-properties fo:break-before="auto" style:column-width="3.3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7" style:family="table-cell" style:parent-style-name="Default">
      <style:table-cell-properties fo:background-color="transparent"/>
    </style:style>
    <style:style style:name="ce2" style:family="table-cell" style:parent-style-name="Default">
      <style:table-cell-properties fo:background-color="#81d41a"/>
    </style:style>
    <style:style style:name="ce8" style:family="table-cell" style:parent-style-name="Default">
      <style:table-cell-properties fo:background-color="#ff0000"/>
    </style:style>
    <style:style style:name="ce9" style:family="table-cell" style:parent-style-name="Default">
      <style:table-cell-properties fo:background-color="#ffff00"/>
    </style:style>
  </office:automatic-styles>
  <office:body>
    <office:spreadsheet>
      <table:table table:name="CharacteristicModifiers" table:style-name="ta1">
        <table:table-column table:style-name="co1" table:default-cell-style-name="Default"/>
        <table:table-column table:style-name="co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default-cell-style-name="Default"/>
        <table:table-column table:style-name="co4"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5" table:default-cell-style-name="Default"/>
        <table:table-column table:style-name="co3" table:number-columns-repeated="2" table:default-cell-style-name="Default"/>
        <table:table-column table:style-name="co6" table:default-cell-style-name="Default"/>
        <table:table-column table:style-name="co7"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cell office:value-type="string" calcext:value-type="string">
            <text:p>cascade_from</text:p>
          </table:table-cell>
        </table:table-row>
        <table:table-row table:style-name="ro1">
          <table:table-cell office:value-type="string" calcext:value-type="string">
            <text:p>Admin</text:p>
          </table:table-cell>
          <table:table-cell office:value-type="float" office:value="1" calcext:value-type="float">
            <text:p>1</text:p>
          </table:table-cell>
          <table:table-cell office:value-type="string" calcext:value-type="string">
            <text:p>adm</text:p>
          </table:table-cell>
          <table:table-cell table:number-columns-repeated="2"/>
        </table:table-row>
        <table:table-row table:style-name="ro1">
          <table:table-cell office:value-type="string" calcext:value-type="string">
            <text:p>Animals</text:p>
          </table:table-cell>
          <table:table-cell office:value-type="float" office:value="1" calcext:value-type="float">
            <text:p>1</text:p>
          </table:table-cell>
          <table:table-cell office:value-type="string" calcext:value-type="string">
            <text:p>anim</text:p>
          </table:table-cell>
          <table:table-cell office:value-type="float" office:value="1" calcext:value-type="float">
            <text:p>1</text:p>
          </table:table-cell>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office:value-type="float" office:value="1" calcext:value-type="float">
            <text:p>1</text:p>
          </table:table-cell>
          <table:table-cell/>
        </table:table-row>
        <table:table-row table:style-name="ro1">
          <table:table-cell office:value-type="string" calcext:value-type="string">
            <text:p>Carouse</text:p>
          </table:table-cell>
          <table:table-cell office:value-type="float" office:value="1" calcext:value-type="float">
            <text:p>1</text:p>
          </table:table-cell>
          <table:table-cell office:value-type="string" calcext:value-type="string">
            <text:p>caro</text:p>
          </table:table-cell>
          <table:table-cell table:number-columns-repeated="2"/>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number-columns-repeated="2"/>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number-columns-repeated="2"/>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office:value-type="float" office:value="1" calcext:value-type="float">
            <text:p>1</text:p>
          </table:table-cell>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number-columns-repeated="2"/>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number-columns-repeated="2"/>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number-columns-repeated="2"/>
        </table:table-row>
        <table:table-row table:style-name="ro1">
          <table:table-cell office:value-type="string" calcext:value-type="string">
            <text:p>Advocate</text:p>
          </table:table-cell>
          <table:table-cell/>
          <table:table-cell office:value-type="string" calcext:value-type="string">
            <text:p>advo</text:p>
          </table:table-cell>
          <table:table-cell table:number-columns-repeated="2"/>
        </table:table-row>
        <table:table-row table:style-name="ro1">
          <table:table-cell office:value-type="string" calcext:value-type="string">
            <text:p>Astrogation</text:p>
          </table:table-cell>
          <table:table-cell/>
          <table:table-cell office:value-type="string" calcext:value-type="string">
            <text:p>astro</text:p>
          </table:table-cell>
          <table:table-cell table:number-columns-repeated="2"/>
        </table:table-row>
        <table:table-row table:style-name="ro1">
          <table:table-cell office:value-type="string" calcext:value-type="string">
            <text:p>Broker</text:p>
          </table:table-cell>
          <table:table-cell table:number-columns-repeated="4"/>
        </table:table-row>
        <table:table-row table:style-name="ro1">
          <table:table-cell office:value-type="string" calcext:value-type="string">
            <text:p>Deception</text:p>
          </table:table-cell>
          <table:table-cell/>
          <table:table-cell office:value-type="string" calcext:value-type="string">
            <text:p>decep</text:p>
          </table:table-cell>
          <table:table-cell table:number-columns-repeated="2"/>
        </table:table-row>
        <table:table-row table:style-name="ro1">
          <table:table-cell office:value-type="string" calcext:value-type="string">
            <text:p>Diplomat</text:p>
          </table:table-cell>
          <table:table-cell/>
          <table:table-cell office:value-type="string" calcext:value-type="string">
            <text:p>diplo</text:p>
          </table:table-cell>
          <table:table-cell table:number-columns-repeated="2"/>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cell/>
        </table:table-row>
        <table:table-row table:style-name="ro1">
          <table:table-cell office:value-type="string" calcext:value-type="string">
            <text:p>Gambler</text:p>
          </table:table-cell>
          <table:table-cell/>
          <table:table-cell office:value-type="string" calcext:value-type="string">
            <text:p>gamb</text:p>
          </table:table-cell>
          <table:table-cell table:number-columns-repeated="2"/>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number-columns-repeated="2"/>
        </table:table-row>
        <table:table-row table:style-name="ro1">
          <table:table-cell office:value-type="string" calcext:value-type="string">
            <text:p>Jack-Of-All-Trades</text:p>
          </table:table-cell>
          <table:table-cell/>
          <table:table-cell office:value-type="string" calcext:value-type="string">
            <text:p>joat</text:p>
          </table:table-cell>
          <table:table-cell table:number-columns-repeated="2"/>
        </table:table-row>
        <table:table-row table:style-name="ro1">
          <table:table-cell office:value-type="string" calcext:value-type="string">
            <text:p>Leadership</text:p>
          </table:table-cell>
          <table:table-cell/>
          <table:table-cell office:value-type="string" calcext:value-type="string">
            <text:p>lead</text:p>
          </table:table-cell>
          <table:table-cell table:number-columns-repeated="2"/>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number-columns-repeated="2"/>
        </table:table-row>
        <table:table-row table:style-name="ro1">
          <table:table-cell office:value-type="string" calcext:value-type="string">
            <text:p>Persuade</text:p>
          </table:table-cell>
          <table:table-cell/>
          <table:table-cell office:value-type="string" calcext:value-type="string">
            <text:p>pers</text:p>
          </table:table-cell>
          <table:table-cell table:number-columns-repeated="2"/>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Recon</text:p>
          </table:table-cell>
          <table:table-cell table:number-columns-repeated="4"/>
        </table:table-row>
        <table:table-row table:style-name="ro1">
          <table:table-cell office:value-type="string" calcext:value-type="string">
            <text:p>Stealth</text:p>
          </table:table-cell>
          <table:table-cell table:number-columns-repeated="4"/>
        </table:table-row>
        <table:table-row table:style-name="ro1">
          <table:table-cell office:value-type="string" calcext:value-type="string">
            <text:p>Steward</text:p>
          </table:table-cell>
          <table:table-cell/>
          <table:table-cell office:value-type="string" calcext:value-type="string">
            <text:p>stew</text:p>
          </table:table-cell>
          <table:table-cell table:number-columns-repeated="2"/>
        </table:table-row>
        <table:table-row table:style-name="ro1">
          <table:table-cell office:value-type="string" calcext:value-type="string">
            <text:p>Tactics</text:p>
          </table:table-cell>
          <table:table-cell/>
          <table:table-cell office:value-type="string" calcext:value-type="string">
            <text:p>tact</text:p>
          </table:table-cell>
          <table:table-cell office:value-type="float" office:value="1" calcext:value-type="float">
            <text:p>1</text:p>
          </table:table-cell>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cell office:value-type="string" calcext:value-type="string">
            <text:p>Animals</text:p>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cell office:value-type="string" calcext:value-type="string">
            <text:p>Animals</text:p>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cell office:value-type="string" calcext:value-type="string">
            <text:p>Animals</text:p>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cell office:value-type="string" calcext:value-type="string">
            <text:p>Art</text:p>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cell office:value-type="string" calcext:value-type="string">
            <text:p>Art</text:p>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cell office:value-type="string" calcext:value-type="string">
            <text:p>Art</text:p>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cell office:value-type="string" calcext:value-type="string">
            <text:p>Art</text:p>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cell office:value-type="string" calcext:value-type="string">
            <text:p>Art</text:p>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cell office:value-type="string" calcext:value-type="string">
            <text:p>Athletics</text:p>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cell office:value-type="string" calcext:value-type="string">
            <text:p>Athletics</text:p>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cell office:value-type="string" calcext:value-type="string">
            <text:p>Athletics</text:p>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cell office:value-type="string" calcext:value-type="string">
            <text:p>Drive</text:p>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cell office:value-type="string" calcext:value-type="string">
            <text:p>Drive</text:p>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cell office:value-type="string" calcext:value-type="string">
            <text:p>Drive</text:p>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cell office:value-type="string" calcext:value-type="string">
            <text:p>Drive</text:p>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cell office:value-type="string" calcext:value-type="string">
            <text:p>Drive</text:p>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cell office:value-type="string" calcext:value-type="string">
            <text:p>Electronics</text:p>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cell office:value-type="string" calcext:value-type="string">
            <text:p>Electronics</text:p>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cell office:value-type="string" calcext:value-type="string">
            <text:p>Electronics</text:p>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cell office:value-type="string" calcext:value-type="string">
            <text:p>Electronics</text:p>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cell office:value-type="string" calcext:value-type="string">
            <text:p>Engineer</text:p>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cell office:value-type="string" calcext:value-type="string">
            <text:p>Engineer</text:p>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cell office:value-type="string" calcext:value-type="string">
            <text:p>Engineer</text:p>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cell office:value-type="string" calcext:value-type="string">
            <text:p>Engineer</text:p>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cell office:value-type="string" calcext:value-type="string">
            <text:p>Flyer</text:p>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cell office:value-type="string" calcext:value-type="string">
            <text:p>Flyer</text:p>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cell office:value-type="string" calcext:value-type="string">
            <text:p>Flyer</text:p>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cell office:value-type="string" calcext:value-type="string">
            <text:p>Flyer</text:p>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cell office:value-type="string" calcext:value-type="string">
            <text:p>Flyer</text:p>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cell office:value-type="string" calcext:value-type="string">
            <text:p>Gunner</text:p>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cell office:value-type="string" calcext:value-type="string">
            <text:p>Gunner</text:p>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cell office:value-type="string" calcext:value-type="string">
            <text:p>Gunner</text:p>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cell office:value-type="string" calcext:value-type="string">
            <text:p>Gunner</text:p>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cell office:value-type="string" calcext:value-type="string">
            <text:p>Gunner</text:p>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cell office:value-type="string" calcext:value-type="string">
            <text:p>Gunner</text:p>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cell office:value-type="string" calcext:value-type="string">
            <text:p>Gunner</text:p>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cell office:value-type="string" calcext:value-type="string">
            <text:p>Heavy Weapons</text:p>
          </table:table-cell>
        </table:table-row>
        <table:table-row table:style-name="ro1">
          <table:table-cell office:value-type="string" calcext:value-type="string">
            <text:p>Heavy Weapons (Man Portable)</text:p>
          </table:table-cell>
          <table:table-cell/>
          <table:table-cell office:value-type="string" calcext:value-type="string">
            <text:p>hvy.man</text:p>
          </table:table-cell>
          <table:table-cell/>
          <table:table-cell office:value-type="string" calcext:value-type="string">
            <text:p>Heavy Weapons</text:p>
          </table:table-cell>
        </table:table-row>
        <table:table-row table:style-name="ro1">
          <table:table-cell office:value-type="string" calcext:value-type="string">
            <text:p>Heavy Weapons (Vehicle)</text:p>
          </table:table-cell>
          <table:table-cell/>
          <table:table-cell office:value-type="string" calcext:value-type="string">
            <text:p>hvy.veh</text:p>
          </table:table-cell>
          <table:table-cell/>
          <table:table-cell office:value-type="string" calcext:value-type="string">
            <text:p>Heavy Weapons</text:p>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cell office:value-type="string" calcext:value-type="string">
            <text:p>Language</text:p>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cell office:value-type="string" calcext:value-type="string">
            <text:p>Language</text:p>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cell office:value-type="string" calcext:value-type="string">
            <text:p>Language</text:p>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cell office:value-type="string" calcext:value-type="string">
            <text:p>Language</text:p>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cell office:value-type="string" calcext:value-type="string">
            <text:p>Melee</text:p>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cell office:value-type="string" calcext:value-type="string">
            <text:p>Melee</text:p>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cell office:value-type="string" calcext:value-type="string">
            <text:p>Melee</text:p>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cell office:value-type="string" calcext:value-type="string">
            <text:p>Melee</text:p>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cell office:value-type="string" calcext:value-type="string">
            <text:p>Pilot</text:p>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cell office:value-type="string" calcext:value-type="string">
            <text:p>Pilot</text:p>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cell office:value-type="string" calcext:value-type="string">
            <text:p>Pilot</text:p>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cell office:value-type="string" calcext:value-type="string">
            <text:p>Profession</text:p>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cell office:value-type="string" calcext:value-type="string">
            <text:p>Profession</text:p>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cell office:value-type="string" calcext:value-type="string">
            <text:p>Profession</text:p>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cell office:value-type="string" calcext:value-type="string">
            <text:p>Profession</text:p>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cell office:value-type="string" calcext:value-type="string">
            <text:p>Profession</text:p>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cell office:value-type="string" calcext:value-type="string">
            <text:p>Profession</text:p>
          </table:table-cell>
        </table:table-row>
        <table:table-row table:style-name="ro1">
          <table:table-cell office:value-type="string" calcext:value-type="string">
            <text:p>Science (Archaeology)</text:p>
          </table:table-cell>
          <table:table-cell/>
          <table:table-cell office:value-type="string" calcext:value-type="string">
            <text:p>archae</text:p>
          </table:table-cell>
          <table:table-cell/>
          <table:table-cell office:value-type="string" calcext:value-type="string">
            <text:p>Science</text:p>
          </table:table-cell>
        </table:table-row>
        <table:table-row table:style-name="ro1">
          <table:table-cell office:value-type="string" calcext:value-type="string">
            <text:p>Science (Astronomy)</text:p>
          </table:table-cell>
          <table:table-cell/>
          <table:table-cell office:value-type="string" calcext:value-type="string">
            <text:p>astro</text:p>
          </table:table-cell>
          <table:table-cell/>
          <table:table-cell office:value-type="string" calcext:value-type="string">
            <text:p>Science</text:p>
          </table:table-cell>
        </table:table-row>
        <table:table-row table:style-name="ro1">
          <table:table-cell office:value-type="string" calcext:value-type="string">
            <text:p>Science (Biology)</text:p>
          </table:table-cell>
          <table:table-cell/>
          <table:table-cell office:value-type="string" calcext:value-type="string">
            <text:p>bio</text:p>
          </table:table-cell>
          <table:table-cell/>
          <table:table-cell office:value-type="string" calcext:value-type="string">
            <text:p>Science</text:p>
          </table:table-cell>
        </table:table-row>
        <table:table-row table:style-name="ro1">
          <table:table-cell office:value-type="string" calcext:value-type="string">
            <text:p>Science (Chemistry)</text:p>
          </table:table-cell>
          <table:table-cell/>
          <table:table-cell office:value-type="string" calcext:value-type="string">
            <text:p>chem</text:p>
          </table:table-cell>
          <table:table-cell/>
          <table:table-cell office:value-type="string" calcext:value-type="string">
            <text:p>Science</text:p>
          </table:table-cell>
        </table:table-row>
        <table:table-row table:style-name="ro1">
          <table:table-cell office:value-type="string" calcext:value-type="string">
            <text:p>Science (Cosmology)</text:p>
          </table:table-cell>
          <table:table-cell/>
          <table:table-cell office:value-type="string" calcext:value-type="string">
            <text:p>cosmo</text:p>
          </table:table-cell>
          <table:table-cell/>
          <table:table-cell office:value-type="string" calcext:value-type="string">
            <text:p>Science</text:p>
          </table:table-cell>
        </table:table-row>
        <table:table-row table:style-name="ro1">
          <table:table-cell office:value-type="string" calcext:value-type="string">
            <text:p>Science (Cybernetics)</text:p>
          </table:table-cell>
          <table:table-cell/>
          <table:table-cell office:value-type="string" calcext:value-type="string">
            <text:p>cyber</text:p>
          </table:table-cell>
          <table:table-cell/>
          <table:table-cell office:value-type="string" calcext:value-type="string">
            <text:p>Science</text:p>
          </table:table-cell>
        </table:table-row>
        <table:table-row table:style-name="ro1">
          <table:table-cell office:value-type="string" calcext:value-type="string">
            <text:p>Science (Economics)</text:p>
          </table:table-cell>
          <table:table-cell/>
          <table:table-cell office:value-type="string" calcext:value-type="string">
            <text:p>econ</text:p>
          </table:table-cell>
          <table:table-cell/>
          <table:table-cell office:value-type="string" calcext:value-type="string">
            <text:p>Science</text:p>
          </table:table-cell>
        </table:table-row>
        <table:table-row table:style-name="ro1">
          <table:table-cell office:value-type="string" calcext:value-type="string">
            <text:p>Science (Genetics)</text:p>
          </table:table-cell>
          <table:table-cell/>
          <table:table-cell office:value-type="string" calcext:value-type="string">
            <text:p>gene</text:p>
          </table:table-cell>
          <table:table-cell/>
          <table:table-cell office:value-type="string" calcext:value-type="string">
            <text:p>Science</text:p>
          </table:table-cell>
        </table:table-row>
        <table:table-row table:style-name="ro1">
          <table:table-cell office:value-type="string" calcext:value-type="string">
            <text:p>Science (History)</text:p>
          </table:table-cell>
          <table:table-cell/>
          <table:table-cell office:value-type="string" calcext:value-type="string">
            <text:p>hist</text:p>
          </table:table-cell>
          <table:table-cell/>
          <table:table-cell office:value-type="string" calcext:value-type="string">
            <text:p>Science</text:p>
          </table:table-cell>
        </table:table-row>
        <table:table-row table:style-name="ro1">
          <table:table-cell office:value-type="string" calcext:value-type="string">
            <text:p>Science (Linguistics)</text:p>
          </table:table-cell>
          <table:table-cell/>
          <table:table-cell office:value-type="string" calcext:value-type="string">
            <text:p>ling</text:p>
          </table:table-cell>
          <table:table-cell/>
          <table:table-cell office:value-type="string" calcext:value-type="string">
            <text:p>Science</text:p>
          </table:table-cell>
        </table:table-row>
        <table:table-row table:style-name="ro1">
          <table:table-cell office:value-type="string" calcext:value-type="string">
            <text:p>Science (Philosophy)</text:p>
          </table:table-cell>
          <table:table-cell/>
          <table:table-cell office:value-type="string" calcext:value-type="string">
            <text:p>philo</text:p>
          </table:table-cell>
          <table:table-cell/>
          <table:table-cell office:value-type="string" calcext:value-type="string">
            <text:p>Science</text:p>
          </table:table-cell>
        </table:table-row>
        <table:table-row table:style-name="ro1">
          <table:table-cell office:value-type="string" calcext:value-type="string">
            <text:p>Science (Physics)</text:p>
          </table:table-cell>
          <table:table-cell/>
          <table:table-cell office:value-type="string" calcext:value-type="string">
            <text:p>phys</text:p>
          </table:table-cell>
          <table:table-cell/>
          <table:table-cell office:value-type="string" calcext:value-type="string">
            <text:p>Science</text:p>
          </table:table-cell>
        </table:table-row>
        <table:table-row table:style-name="ro1">
          <table:table-cell office:value-type="string" calcext:value-type="string">
            <text:p>Science (Planetology)</text:p>
          </table:table-cell>
          <table:table-cell/>
          <table:table-cell office:value-type="string" calcext:value-type="string">
            <text:p>planet</text:p>
          </table:table-cell>
          <table:table-cell/>
          <table:table-cell office:value-type="string" calcext:value-type="string">
            <text:p>Science</text:p>
          </table:table-cell>
        </table:table-row>
        <table:table-row table:style-name="ro1">
          <table:table-cell office:value-type="string" calcext:value-type="string">
            <text:p>Science (Psionicology)</text:p>
          </table:table-cell>
          <table:table-cell/>
          <table:table-cell office:value-type="string" calcext:value-type="string">
            <text:p>sci.psi</text:p>
          </table:table-cell>
          <table:table-cell/>
          <table:table-cell office:value-type="string" calcext:value-type="string">
            <text:p>Science</text:p>
          </table:table-cell>
        </table:table-row>
        <table:table-row table:style-name="ro1">
          <table:table-cell office:value-type="string" calcext:value-type="string">
            <text:p>Science (Psychology)</text:p>
          </table:table-cell>
          <table:table-cell/>
          <table:table-cell office:value-type="string" calcext:value-type="string">
            <text:p>psych</text:p>
          </table:table-cell>
          <table:table-cell/>
          <table:table-cell office:value-type="string" calcext:value-type="string">
            <text:p>Science</text:p>
          </table:table-cell>
        </table:table-row>
        <table:table-row table:style-name="ro1">
          <table:table-cell office:value-type="string" calcext:value-type="string">
            <text:p>Science (Robotics)</text:p>
          </table:table-cell>
          <table:table-cell/>
          <table:table-cell office:value-type="string" calcext:value-type="string">
            <text:p>robotics</text:p>
          </table:table-cell>
          <table:table-cell/>
          <table:table-cell office:value-type="string" calcext:value-type="string">
            <text:p>Science</text:p>
          </table:table-cell>
        </table:table-row>
        <table:table-row table:style-name="ro1">
          <table:table-cell office:value-type="string" calcext:value-type="string">
            <text:p>Science (Sophontology)</text:p>
          </table:table-cell>
          <table:table-cell/>
          <table:table-cell office:value-type="string" calcext:value-type="string">
            <text:p>soph</text:p>
          </table:table-cell>
          <table:table-cell/>
          <table:table-cell office:value-type="string" calcext:value-type="string">
            <text:p>Science</text:p>
          </table:table-cell>
        </table:table-row>
        <table:table-row table:style-name="ro1">
          <table:table-cell office:value-type="string" calcext:value-type="string">
            <text:p>Science (Xenology)</text:p>
          </table:table-cell>
          <table:table-cell/>
          <table:table-cell office:value-type="string" calcext:value-type="string">
            <text:p>xeno</text:p>
          </table:table-cell>
          <table:table-cell/>
          <table:table-cell office:value-type="string" calcext:value-type="string">
            <text:p>Science</text:p>
          </table:table-cell>
        </table:table-row>
        <table:table-row table:style-name="ro1">
          <table:table-cell office:value-type="string" calcext:value-type="string">
            <text:p>Seafarer (Ocean Ships)</text:p>
          </table:table-cell>
          <table:table-cell/>
          <table:table-cell office:value-type="string" calcext:value-type="string">
            <text:p>motor</text:p>
          </table:table-cell>
          <table:table-cell/>
          <table:table-cell office:value-type="string" calcext:value-type="string">
            <text:p>Science</text:p>
          </table:table-cell>
        </table:table-row>
        <table:table-row table:style-name="ro1">
          <table:table-cell office:value-type="string" calcext:value-type="string">
            <text:p>Seafarer (Sail)</text:p>
          </table:table-cell>
          <table:table-cell/>
          <table:table-cell office:value-type="string" calcext:value-type="string">
            <text:p>sail</text:p>
          </table:table-cell>
          <table:table-cell/>
          <table:table-cell office:value-type="string" calcext:value-type="string">
            <text:p>Science</text:p>
          </table:table-cell>
        </table:table-row>
        <table:table-row table:style-name="ro1">
          <table:table-cell office:value-type="string" calcext:value-type="string">
            <text:p>Seafarer (Submarine)</text:p>
          </table:table-cell>
          <table:table-cell/>
          <table:table-cell office:value-type="string" calcext:value-type="string">
            <text:p>sub</text:p>
          </table:table-cell>
          <table:table-cell/>
          <table:table-cell office:value-type="string" calcext:value-type="string">
            <text:p>Science</text:p>
          </table:table-cell>
        </table:table-row>
        <table:table-row table:style-name="ro1">
          <table:table-cell office:value-type="string" calcext:value-type="string">
            <text:p>Tactics (Military)</text:p>
          </table:table-cell>
          <table:table-cell/>
          <table:table-cell office:value-type="string" calcext:value-type="string">
            <text:p>mil</text:p>
          </table:table-cell>
          <table:table-cell/>
          <table:table-cell office:value-type="string" calcext:value-type="string">
            <text:p>Tactics</text:p>
          </table:table-cell>
        </table:table-row>
        <table:table-row table:style-name="ro1">
          <table:table-cell office:value-type="string" calcext:value-type="string">
            <text:p>Tactics (Naval)</text:p>
          </table:table-cell>
          <table:table-cell/>
          <table:table-cell office:value-type="string" calcext:value-type="string">
            <text:p>naval</text:p>
          </table:table-cell>
          <table:table-cell/>
          <table:table-cell office:value-type="string" calcext:value-type="string">
            <text:p>Tactics</text:p>
          </table:table-cell>
        </table:table-row>
      </table:table>
      <table:table table:name="OtherSkillAliases" table:style-name="ta1">
        <table:table-column table:style-name="co3" table:number-columns-repeated="2" table:default-cell-style-name="Default"/>
        <table:table-row table:style-name="ro1">
          <table:table-cell office:value-type="string" calcext:value-type="string">
            <text:p>riding</text:p>
          </table:table-cell>
          <table:table-cell office:value-type="string" calcext:value-type="string">
            <text:p>Animals (Handling)</text:p>
          </table:table-cell>
        </table:table-row>
      </table:table>
      <table:table table:name="Careers" table:style-name="ta1">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3" table:number-columns-repeated="10" table:default-cell-style-name="Default"/>
        <table:table-row table:style-name="ro1">
          <table:table-cell office:value-type="string" calcext:value-type="string">
            <text:p>name</text:p>
          </table:table-cell>
          <table:table-cell office:value-type="string" calcext:value-type="string">
            <text:p>short</text:p>
          </table:table-cell>
          <table:table-cell office:value-type="string" calcext:value-type="string">
            <text:p>event_short</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row>
        <table:table-row table:style-name="ro1">
          <table:table-cell office:value-type="string" calcext:value-type="string">
            <text:p>University</text:p>
          </table:table-cell>
          <table:table-cell office:value-type="string" calcext:value-type="string">
            <text:p>uni</text:p>
          </table:table-cell>
          <table:table-cell office:value-type="string" calcext:value-type="string">
            <text:p>edu</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row>
        <table:table-row table:style-name="ro1">
          <table:table-cell office:value-type="string" calcext:value-type="string">
            <text:p>Army Academy</text:p>
          </table:table-cell>
          <table:table-cell office:value-type="string" calcext:value-type="string">
            <text:p>a.acad</text:p>
          </table:table-cell>
          <table:table-cell office:value-type="string" calcext:value-type="string">
            <text:p>edu</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Marines Academy</text:p>
          </table:table-cell>
          <table:table-cell office:value-type="string" calcext:value-type="string">
            <text:p>m.acad</text:p>
          </table:table-cell>
          <table:table-cell office:value-type="string" calcext:value-type="string">
            <text:p>edu</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Navy Academy</text:p>
          </table:table-cell>
          <table:table-cell office:value-type="string" calcext:value-type="string">
            <text:p>n.acad</text:p>
          </table:table-cell>
          <table:table-cell office:value-type="string" calcext:value-type="string">
            <text:p>edu</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
      <table:table table:name="Events" table:style-name="ta1">
        <table:table-column table:style-name="co3" table:default-cell-style-name="Default"/>
        <table:table-column table:style-name="co12" table:default-cell-style-name="Default"/>
        <table:table-column table:style-name="co3" table:number-columns-repeated="7"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cell office:value-type="string" calcext:value-type="string">
            <text:p>script</text:p>
          </table:table-cell>
          <table:table-cell table:number-columns-repeated="5"/>
        </table:table-row>
        <table:table-row table:style-name="ro1">
          <table:table-cell office:value-type="string" calcext:value-type="string">
            <text:p>life</text:p>
          </table:table-cell>
          <table:table-cell office:value-type="float" office:value="2" calcext:value-type="float">
            <text:p>2</text:p>
          </table:table-cell>
          <table:table-cell office:value-type="string" calcext:value-type="string">
            <text:p>You are injured or become sick. Roll on the Injury Table.</text:p>
          </table:table-cell>
          <table:table-cell table:style-name="ce2" office:value-type="string" calcext:value-type="string">
            <text:p>injury.</text:p>
          </table:table-cell>
          <table:table-cell table:number-columns-repeated="5"/>
        </table:table-row>
        <table:table-row table:style-name="ro1">
          <table:table-cell office:value-type="string" calcext:value-type="string">
            <text:p>life</text:p>
          </table:table-cell>
          <table:table-cell office:value-type="float" office:value="3" calcext:value-type="float">
            <text:p>3</text:p>
          </table:table-cell>
          <table:table-cell office:value-type="string" calcext:value-type="string">
            <text:p>Someone close to you dies, like a friend or family member. Alternatively, someone close to you gives birth (or is born!). You are involved in some fashion (father or mother, relative, godparent, etc).</text:p>
          </table:table-cell>
          <table:table-cell table:style-name="ce2" office:value-type="string" calcext:value-type="string">
            <text:p>none.</text:p>
          </table:table-cell>
          <table:table-cell table:number-columns-repeated="5"/>
        </table:table-row>
        <table:table-row table:style-name="ro1">
          <table:table-cell office:value-type="string" calcext:value-type="string">
            <text:p>life</text:p>
          </table:table-cell>
          <table:table-cell office:value-type="float" office:value="4" calcext:value-type="float">
            <text:p>4</text:p>
          </table:table-cell>
          <table:table-cell office:value-type="string" calcext:value-type="string">
            <text:p>A romantic relationship involving you ends. Badly. Gain a Rival or Enemy.</text:p>
          </table:table-cell>
          <table:table-cell office:value-type="string" calcext:value-type="string">
            <text:p>choose: gain rival, gain enemy.</text:p>
          </table:table-cell>
          <table:table-cell table:number-columns-repeated="5"/>
        </table:table-row>
        <table:table-row table:style-name="ro1">
          <table:table-cell office:value-type="string" calcext:value-type="string">
            <text:p>life</text:p>
          </table:table-cell>
          <table:table-cell office:value-type="float" office:value="5" calcext:value-type="float">
            <text:p>5</text:p>
          </table:table-cell>
          <table:table-cell office:value-type="string" calcext:value-type="string">
            <text:p>A romantic relationship involving you deepens, possibly leading to marriage or some other emotional commitment. Gain an Ally.</text:p>
          </table:table-cell>
          <table:table-cell table:style-name="ce2" office:value-type="string" calcext:value-type="string">
            <text:p>gain ally.</text:p>
          </table:table-cell>
          <table:table-cell table:number-columns-repeated="5"/>
        </table:table-row>
        <table:table-row table:style-name="ro1">
          <table:table-cell office:value-type="string" calcext:value-type="string">
            <text:p>life</text:p>
          </table:table-cell>
          <table:table-cell office:value-type="float" office:value="6" calcext:value-type="float">
            <text:p>6</text:p>
          </table:table-cell>
          <table:table-cell office:value-type="string" calcext:value-type="string">
            <text:p>You become involved in a romantic relationship. Gain an Ally.</text:p>
          </table:table-cell>
          <table:table-cell table:style-name="ce2" office:value-type="string" calcext:value-type="string">
            <text:p>gain ally.</text:p>
          </table:table-cell>
          <table:table-cell table:number-columns-repeated="5"/>
        </table:table-row>
        <table:table-row table:style-name="ro1">
          <table:table-cell office:value-type="string" calcext:value-type="string">
            <text:p>life</text:p>
          </table:table-cell>
          <table:table-cell office:value-type="float" office:value="7" calcext:value-type="float">
            <text:p>7</text:p>
          </table:table-cell>
          <table:table-cell office:value-type="string" calcext:value-type="string">
            <text:p>You gain a new Contact.</text:p>
          </table:table-cell>
          <table:table-cell table:style-name="ce2" office:value-type="string" calcext:value-type="string">
            <text:p>gain contact.</text:p>
          </table:table-cell>
          <table:table-cell table:number-columns-repeated="5"/>
        </table:table-row>
        <table:table-row table:style-name="ro1">
          <table:table-cell office:value-type="string" calcext:value-type="string">
            <text:p>life</text:p>
          </table:table-cell>
          <table:table-cell office:value-type="float" office:value="8" calcext:value-type="float">
            <text:p>8</text:p>
          </table:table-cell>
          <table:table-cell office:value-type="string" calcext:value-type="string">
            <text:p>You are betrayed in some fashion by a friend. If you have any Contacts or Allies, convert one into a Rival or Enemy. Otherwise, gain a Rival or an Enemy.</text:p>
          </table:table-cell>
          <table:table-cell table:style-name="ce8" office:value-type="string" calcext:value-type="string">
            <text:p>choose: gain rival, gain enemy; choose: lose ally, lose rival.</text:p>
          </table:table-cell>
          <table:table-cell table:number-columns-repeated="5"/>
        </table:table-row>
        <table:table-row table:style-name="ro1">
          <table:table-cell office:value-type="string" calcext:value-type="string">
            <text:p>life</text:p>
          </table:table-cell>
          <table:table-cell office:value-type="float" office:value="9" calcext:value-type="float">
            <text:p>9</text:p>
          </table:table-cell>
          <table:table-cell office:value-type="string" calcext:value-type="string">
            <text:p>You move to another world. You gain DM+2 to your next Qualification roll.</text:p>
          </table:table-cell>
          <table:table-cell table:style-name="ce7" office:value-type="string" calcext:value-type="string">
            <text:p>+2 qual.</text:p>
          </table:table-cell>
          <table:table-cell table:number-columns-repeated="5"/>
        </table:table-row>
        <table:table-row table:style-name="ro1">
          <table:table-cell office:value-type="string" calcext:value-type="string">
            <text:p>life</text:p>
          </table:table-cell>
          <table:table-cell office:value-type="float" office:value="10" calcext:value-type="float">
            <text:p>10</text:p>
          </table:table-cell>
          <table:table-cell office:value-type="string" calcext:value-type="string">
            <text:p>Something good happens to you; you come into money unexpectedly, have a lifelong dream come true, get a book published or have some other stroke of good fortune. Gain DM+2 to any one Benefit roll.</text:p>
          </table:table-cell>
          <table:table-cell table:style-name="ce7" office:value-type="string" calcext:value-type="string">
            <text:p>+2 benefit.</text:p>
          </table:table-cell>
          <table:table-cell table:number-columns-repeated="5"/>
        </table:table-row>
        <table:table-row table:style-name="ro1">
          <table:table-cell office:value-type="string" calcext:value-type="string">
            <text:p>life</text:p>
          </table:table-cell>
          <table:table-cell office:value-type="float" office:value="11" calcext:value-type="float">
            <text:p>11</text:p>
          </table:table-cell>
          <table:table-cell office:value-type="string" calcext:value-type="string">
            <text:p>You commit or are the victim (or are accused) of a crime. Lose one Benefit roll or take the Prisoner career in your next term.</text:p>
          </table:table-cell>
          <table:table-cell table:style-name="ce7" office:value-type="string" calcext:value-type="string">
            <text:p>choose: -1 benefit, prison.</text:p>
          </table:table-cell>
          <table:table-cell table:number-columns-repeated="5"/>
        </table:table-row>
        <table:table-row table:style-name="ro1">
          <table:table-cell office:value-type="string" calcext:value-type="string">
            <text:p>life</text:p>
          </table:table-cell>
          <table:table-cell office:value-type="float" office:value="12" calcext:value-type="float">
            <text:p>12</text:p>
          </table:table-cell>
          <table:table-cell office:value-type="string" calcext:value-type="string">
            <text:p>Something weird happens. Roll 1D. <text:s/>1 – Psionics: You encounter a Psionic institute. You may immediately test your Psionic Strength and, if you qualify, take the Psion career in your next term. See page 196 for more details. 2 – Aliens: You spend time among an alien race. Gain Science 1 and a Contact among an alien race. 3 – Alien Artefact: You have a strange and unusual device from an alien culture that is not normally available to humans. 4 – Amnesia: Something happened to you, but you do not know what it was. 5 – Contact with Government: You briefly came into contact with the highest echelons of the Imperium – an Archduke or the Emperor, perhaps, or Imperial intelligence. 6 – Ancient Technology: You have something older than the Imperium, or even something older than humanity.</text:p>
          </table:table-cell>
          <table:table-cell office:value-type="string" calcext:value-type="string">
            <text:p>unusual event.</text:p>
          </table:table-cell>
          <table:table-cell table:number-columns-repeated="5"/>
        </table:table-row>
        <table:table-row table:style-name="ro1">
          <table:table-cell office:value-type="string" calcext:value-type="string">
            <text:p>edu</text:p>
          </table:table-cell>
          <table:table-cell office:value-type="float" office:value="2" calcext:value-type="float">
            <text:p>2</text:p>
          </table:table-cell>
          <table:table-cell table:style-name="ce7" office:value-type="string" calcext:value-type="string">
            <text:p>You are approached by an underground (and highly illegal) psionic group who sense potential in you. You may test your PSI and attempt to enter the Psion career in any subsequent term.</text:p>
          </table:table-cell>
          <table:table-cell table:style-name="ce7" office:value-type="string" calcext:value-type="string">
            <text:p>choose: test psi, none</text:p>
          </table:table-cell>
          <table:table-cell table:number-columns-repeated="5"/>
        </table:table-row>
        <table:table-row table:style-name="ro1">
          <table:table-cell office:value-type="string" calcext:value-type="string">
            <text:p>edu</text:p>
          </table:table-cell>
          <table:table-cell office:value-type="float" office:value="3" calcext:value-type="float">
            <text:p>3</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fail to graduate.</text:p>
          </table:table-cell>
          <table:table-cell table:number-columns-repeated="5"/>
        </table:table-row>
        <table:table-row table:style-name="ro1">
          <table:table-cell office:value-type="string" calcext:value-type="string">
            <text:p>edu</text:p>
          </table:table-cell>
          <table:table-cell office:value-type="float" office:value="4" calcext:value-type="float">
            <text:p>4</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table:style-name="ce7" office:value-type="string" calcext:value-type="string">
            <text:p>roll soc 8+: gain rival, gain enemy, prison.</text:p>
          </table:table-cell>
          <table:table-cell table:number-columns-repeated="5"/>
        </table:table-row>
        <table:table-row table:style-name="ro1">
          <table:table-cell office:value-type="string" calcext:value-type="string">
            <text:p>edu</text:p>
          </table:table-cell>
          <table:table-cell office:value-type="float" office:value="5" calcext:value-type="float">
            <text:p>5</text:p>
          </table:table-cell>
          <table:table-cell office:value-type="string" calcext:value-type="string">
            <text:p>Taking advantage of youth, you party as much as you study. Gain Carouse 1.</text:p>
          </table:table-cell>
          <table:table-cell table:style-name="ce2" office:value-type="string" calcext:value-type="string">
            <text:p>gain carouse 1.</text:p>
          </table:table-cell>
          <table:table-cell table:number-columns-repeated="5"/>
        </table:table-row>
        <table:table-row table:style-name="ro1">
          <table:table-cell office:value-type="string" calcext:value-type="string">
            <text:p>edu</text:p>
          </table:table-cell>
          <table:table-cell office:value-type="float" office:value="6" calcext:value-type="float">
            <text:p>6</text:p>
          </table:table-cell>
          <table:table-cell office:value-type="string" calcext:value-type="string">
            <text:p>You become involved in a tightly knit clique or group and make a pact to remain friends forever, wherever in the galaxy you may end up. Gain D3 Allies.</text:p>
          </table:table-cell>
          <table:table-cell table:style-name="ce7" office:value-type="string" calcext:value-type="string">
            <text:p>roll d3: gain 1 ally, gain 2 ally, gain 3 ally.</text:p>
          </table:table-cell>
          <table:table-cell table:number-columns-repeated="5"/>
        </table:table-row>
        <table:table-row table:style-name="ro1">
          <table:table-cell office:value-type="string" calcext:value-type="string">
            <text:p>edu</text:p>
          </table:table-cell>
          <table:table-cell office:value-type="float" office:value="7" calcext:value-type="float">
            <text:p>7</text:p>
          </table:table-cell>
          <table:table-cell office:value-type="string" calcext:value-type="string">
            <text:p>Roll on the Life Events table (see page 44).</text:p>
          </table:table-cell>
          <table:table-cell table:style-name="ce9" office:value-type="string" calcext:value-type="string">
            <text:p>life event.</text:p>
          </table:table-cell>
          <table:table-cell table:number-columns-repeated="5"/>
        </table:table-row>
        <table:table-row table:style-name="ro1">
          <table:table-cell office:value-type="string" calcext:value-type="string">
            <text:p>edu</text:p>
          </table:table-cell>
          <table:table-cell office:value-type="float" office:value="8" calcext:value-type="float">
            <text:p>8</text:p>
          </table:table-cell>
          <table:table-cell office:value-type="string" calcext:value-type="string">
            <text:p>You join a political movement. Roll SOC 8+. If successful, you become a leading figure. Gain one Ally within the movement but gain one Enemy in wider society.</text:p>
          </table:table-cell>
          <table:table-cell table:style-name="ce7" office:value-type="string" calcext:value-type="string">
            <text:p>roll soc 8+: gain rival AND gain enemy, none.</text:p>
          </table:table-cell>
          <table:table-cell table:number-columns-repeated="5"/>
        </table:table-row>
        <table:table-row table:style-name="ro1">
          <table:table-cell office:value-type="string" calcext:value-type="string">
            <text:p>edu</text:p>
          </table:table-cell>
          <table:table-cell office:value-type="float" office:value="9" calcext:value-type="float">
            <text:p>9</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gain skill 0 not joat.</text:p>
          </table:table-cell>
          <table:table-cell table:number-columns-repeated="5"/>
        </table:table-row>
        <table:table-row table:style-name="ro1">
          <table:table-cell office:value-type="string" calcext:value-type="string">
            <text:p>edu</text:p>
          </table:table-cell>
          <table:table-cell office:value-type="float" office:value="10" calcext:value-type="float">
            <text:p>1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table:style-name="ce8"/>
          <table:table-cell table:number-columns-repeated="5"/>
        </table:table-row>
        <table:table-row table:style-name="ro1">
          <table:table-cell office:value-type="string" calcext:value-type="string">
            <text:p>edu</text:p>
          </table:table-cell>
          <table:table-cell office:value-type="float" office:value="11" calcext:value-type="float">
            <text:p>11</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roll soc 9+: none, (choose: drifter, war draft.)</text:p>
          </table:table-cell>
          <table:table-cell table:number-columns-repeated="5"/>
        </table:table-row>
        <table:table-row table:style-name="ro1">
          <table:table-cell office:value-type="string" calcext:value-type="string">
            <text:p>edu</text:p>
          </table:table-cell>
          <table:table-cell office:value-type="float" office:value="12" calcext:value-type="float">
            <text:p>12</text:p>
          </table:table-cell>
          <table:table-cell office:value-type="string" calcext:value-type="string">
            <text:p>You gain wide-ranging recognition of your initiative and innovative approach to study. Increase your SOC by +1.</text:p>
          </table:table-cell>
          <table:table-cell table:style-name="ce2" office:value-type="string" calcext:value-type="string">
            <text:p>gain soc.</text:p>
          </table:table-cell>
          <table:table-cell table:number-columns-repeated="5"/>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takes on a dangerous turn. Roll Investigate 8+ or Streetwise 8+. If you fail, roll on the Mishap Table. If you succeed, increase one of these skills by one level: Deception, Jack-of-all-Trades, Persuade or Tactics.</text:p>
          </table:table-cell>
          <table:table-cell table:style-name="ce7" office:value-type="string" calcext:value-type="string">
            <text:p>roll investigate 8+ or streetwise 8+: (choose: gain deception +1, gain joat +1, gain persaude +1, gain tactics +1), mishap.</text:p>
          </table:table-cell>
          <table:table-cell table:number-columns-repeated="5"/>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complete a mission for your superiors, and are suitably rewarded. Gain DM+1 to any one Benefit roll from this career.</text:p>
          </table:table-cell>
          <table:table-cell table:style-name="ce7" office:value-type="string" calcext:value-type="string">
            <text:p>+1 career benefit.</text:p>
          </table:table-cell>
          <table:table-cell table:number-columns-repeated="5"/>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 establish a network of contacts. Gain D3 Contacts.</text:p>
          </table:table-cell>
          <table:table-cell table:style-name="ce7" office:value-type="string" calcext:value-type="string">
            <text:p>roll d3: gain 1 contact, gain 2 contact, gain 3 contact.</text:p>
          </table:table-cell>
          <table:table-cell table:number-columns-repeated="5"/>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You are given advanced training in a specialist field. Roll EDU 8+ to increase any one skill you already have by one level.</text:p>
          </table:table-cell>
          <table:table-cell table:style-name="ce8" office:value-type="string" calcext:value-type="string">
            <text:p>pg 22 – not sure how to do this, probably just custom</text:p>
          </table:table-cell>
          <table:table-cell table:number-columns-repeated="5"/>
        </table:table-row>
        <table:table-row table:style-name="ro1">
          <table:table-cell office:value-type="string" calcext:value-type="string">
            <text:p>ag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agent</text:p>
          </table:table-cell>
          <table:table-cell office:value-type="float" office:value="8" calcext:value-type="float">
            <text:p>8</text:p>
          </table:table-cell>
          <table:table-cell office:value-type="string" calcext:value-type="string">
            <text:p>You go undercover to investigate an enemy. Roll Deception 8+. If you succeed, roll immediately on the Rogue or Citizen Events Table and make one roll on any Specialist skill table for that career. If you fail, roll immediately on the Rogue or Citizen Mishap Table.</text:p>
          </table:table-cell>
          <table:table-cell table:style-name="ce8" office:value-type="string" calcext:value-type="string">
            <text:p>pg 22 – not sure how to do this, probably just custom</text:p>
          </table:table-cell>
          <table:table-cell table:number-columns-repeated="5"/>
        </table:table-row>
        <table:table-row table:style-name="ro1">
          <table:table-cell office:value-type="string" calcext:value-type="string">
            <text:p>agent</text:p>
          </table:table-cell>
          <table:table-cell office:value-type="float" office:value="9" calcext:value-type="float">
            <text:p>9</text:p>
          </table:table-cell>
          <table:table-cell office:value-type="string" calcext:value-type="string">
            <text:p>You go above and beyond the call of duty.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agent</text:p>
          </table:table-cell>
          <table:table-cell office:value-type="float" office:value="10" calcext:value-type="float">
            <text:p>10</text:p>
          </table:table-cell>
          <table:table-cell office:value-type="string" calcext:value-type="string">
            <text:p>You are given specialist training in vehicles. Gain one of Drive 1, Flyer 1, Pilot 1 or Gunner 1.</text:p>
          </table:table-cell>
          <table:table-cell office:value-type="string" calcext:value-type="string">
            <text:p>choose: gain drive 1, gain flyer 1, gain pilot 1, gain gunner 1.</text:p>
          </table:table-cell>
          <table:table-cell table:number-columns-repeated="5"/>
        </table:table-row>
        <table:table-row table:style-name="ro1">
          <table:table-cell office:value-type="string" calcext:value-type="string">
            <text:p>agent</text:p>
          </table:table-cell>
          <table:table-cell office:value-type="float" office:value="11" calcext:value-type="float">
            <text:p>11</text:p>
          </table:table-cell>
          <table:table-cell office:value-type="string" calcext:value-type="string">
            <text:p>You are befriended by a senior agent. Either increase Investigate by one level or DM+4 to an Advancement roll thanks to their aid.</text:p>
          </table:table-cell>
          <table:table-cell table:style-name="ce7" office:value-type="string" calcext:value-type="string">
            <text:p>choose: gain investigate +1, +4 advancement.</text:p>
          </table:table-cell>
          <table:table-cell table:number-columns-repeated="5"/>
        </table:table-row>
        <table:table-row table:style-name="ro1">
          <table:table-cell office:value-type="string" calcext:value-type="string">
            <text:p>agent</text:p>
          </table:table-cell>
          <table:table-cell office:value-type="float" office:value="12" calcext:value-type="float">
            <text:p>12</text:p>
          </table:table-cell>
          <table:table-cell office:value-type="string" calcext:value-type="string">
            <text:p>Your efforts uncover a major conspiracy against your employers.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assigned to a planet with a hostile or wild environment. Gain one of Vacc Suit 1, Engineer 1, Animals (riding or training) 1 or Recon 1.</text:p>
          </table:table-cell>
          <table:table-cell table:style-name="ce8" office:value-type="string" calcext:value-type="string">
            <text:p>RIDING DOESN’T EXIST choose: gain vacc 1, gain engineer 1, gain riding 1, gain training 1, gain recon 1.</text:p>
          </table:table-cell>
          <table:table-cell table:number-columns-repeated="5"/>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are assigned to an urbanised planet torn by war. Gain one of Stealth 1, Streetwise 1, Persuade 1 or Recon 1.</text:p>
          </table:table-cell>
          <table:table-cell office:value-type="string" calcext:value-type="string">
            <text:p>choose: gain stealth 1, gain streetwise 1, gain persuade 1, gain recon 1.</text:p>
          </table:table-cell>
          <table:table-cell table:number-columns-repeated="5"/>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given a special assignment or duty in your unit.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You are thrown into a brutal ground war. Roll EDU 8+ to avoid injury; if you succeed, you gain one level in Gun Combat or Leadership.</text:p>
          </table:table-cell>
          <table:table-cell office:value-type="string" calcext:value-type="string">
            <text:p>roll edu 8+: (choose: gain guns OR gain leadership), injury.</text:p>
          </table:table-cell>
          <table:table-cell table:number-columns-repeated="5"/>
        </table:table-row>
        <table:table-row table:style-name="ro1">
          <table:table-cell office:value-type="string" calcext:value-type="string">
            <text:p>arm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army</text:p>
          </table:table-cell>
          <table:table-cell office:value-type="float" office:value="8" calcext:value-type="float">
            <text:p>8</text:p>
          </table:table-cell>
          <table:table-cell office:value-type="string" calcext:value-type="string">
            <text:p>You are given advanced training in a specialist field. Roll EDU 8+ to increase any one skill you already have by one level.</text:p>
          </table:table-cell>
          <table:table-cell table:style-name="ce8"/>
          <table:table-cell table:number-columns-repeated="5"/>
        </table:table-row>
        <table:table-row table:style-name="ro1">
          <table:table-cell office:value-type="string" calcext:value-type="string">
            <text:p>army</text:p>
          </table:table-cell>
          <table:table-cell office:value-type="float" office:value="9" calcext:value-type="float">
            <text:p>9</text:p>
          </table:table-cell>
          <table:table-cell office:value-type="string" calcext:value-type="string">
            <text:p>Surrounded and outnumbered by the enemy, you hold out until relief arrives.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army</text:p>
          </table:table-cell>
          <table:table-cell office:value-type="float" office:value="10" calcext:value-type="float">
            <text:p>10</text:p>
          </table:table-cell>
          <table:table-cell office:value-type="string" calcext:value-type="string">
            <text:p>You are assigned to a peacekeeping role. Gain one of Admin 1, Investigate 1, Deception 1 or Recon 1.</text:p>
          </table:table-cell>
          <table:table-cell office:value-type="string" calcext:value-type="string">
            <text:p>choose: gain Admin 1, gain Investigate 1, gain Deception 1, gain Recon 1.</text:p>
          </table:table-cell>
          <table:table-cell table:number-columns-repeated="5"/>
        </table:table-row>
        <table:table-row table:style-name="ro1">
          <table:table-cell office:value-type="string" calcext:value-type="string">
            <text:p>army</text:p>
          </table:table-cell>
          <table:table-cell office:value-type="float" office:value="11" calcext:value-type="float">
            <text:p>11</text:p>
          </table:table-cell>
          <table:table-cell office:value-type="string" calcext:value-type="string">
            <text:p>Your commanding officer takes an interest in your career. Either gain Tactics (military) 1 or DM+4 to your next Advancement roll thanks to their aid.</text:p>
          </table:table-cell>
          <table:table-cell table:style-name="ce7" office:value-type="string" calcext:value-type="string">
            <text:p>choose: gain mil 1, +4 advancement.</text:p>
          </table:table-cell>
          <table:table-cell table:number-columns-repeated="5"/>
        </table:table-row>
        <table:table-row table:style-name="ro1">
          <table:table-cell office:value-type="string" calcext:value-type="string">
            <text:p>arm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7" office:value-type="string" calcext:value-type="string">
            <text:p>promotion or commission</text:p>
          </table:table-cell>
          <table:table-cell table:number-columns-repeated="5"/>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Political upheaval strikes your homeworld, and you are caught up in the revolution. Gain either Advocate 1, Persuade 1, Explosives 1 or Streetwise 1. Roll whichever skill you chose 8+. If you succeed you come out on the winning side, and gain DM+2 to your next Advancement roll. Fail, and you suffer DM-2 to your next Survival roll.</text:p>
          </table:table-cell>
          <table:table-cell table:style-name="ce8"/>
          <table:table-cell table:number-columns-repeated="5"/>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 spend time maintaining and using heavy vehicles, either as part of your job or as a hobby. Increase Mechanic, Drive, Electronics, Flyer or Engineer by one level.</text:p>
          </table:table-cell>
          <table:table-cell office:value-type="string" calcext:value-type="string">
            <text:p>choose: gain Mechanic +1, gain Drive +1, gain Electronics +1, gain Flyer +1, gain Engineer +1.</text:p>
          </table:table-cell>
          <table:table-cell table:number-columns-repeated="5"/>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Your business expands, your corporation grows, or the colony thrive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You are given advanced training in a specialist field. Roll EDU 10+ to gain any one skill of your choice at level 1.</text:p>
          </table:table-cell>
          <table:table-cell table:style-name="ce8"/>
          <table:table-cell table:number-columns-repeated="5"/>
        </table:table-row>
        <table:table-row table:style-name="ro1">
          <table:table-cell office:value-type="string" calcext:value-type="string">
            <text:p>ci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cit</text:p>
          </table:table-cell>
          <table:table-cell office:value-type="float" office:value="8" calcext:value-type="float">
            <text:p>8</text:p>
          </table:table-cell>
          <table:table-cell office:value-type="string" calcext:value-type="string">
            <text:p>You learn something you should not have – a corporate secret, a political scandal – which you can profit from illegally. If you choose to do so, then you gain DM+1 to a Benefit roll from this career and gain Streetwise 1, Deception 1 or a criminal Contact. If you refuse, you gain nothing.</text:p>
          </table:table-cell>
          <table:table-cell table:style-name="ce8"/>
          <table:table-cell table:number-columns-repeated="5"/>
        </table:table-row>
        <table:table-row table:style-name="ro1">
          <table:table-cell office:value-type="string" calcext:value-type="string">
            <text:p>cit</text:p>
          </table:table-cell>
          <table:table-cell office:value-type="float" office:value="9" calcext:value-type="float">
            <text:p>9</text:p>
          </table:table-cell>
          <table:table-cell office:value-type="string" calcext:value-type="string">
            <text:p>You are rewarded for your diligence or cunning.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cit</text:p>
          </table:table-cell>
          <table:table-cell office:value-type="float" office:value="10" calcext:value-type="float">
            <text:p>10</text:p>
          </table:table-cell>
          <table:table-cell office:value-type="string" calcext:value-type="string">
            <text:p>You gain experience in a technical field as a computer operator or surveyor. Increase Electronics or Engineer by one level.</text:p>
          </table:table-cell>
          <table:table-cell office:value-type="string" calcext:value-type="string">
            <text:p>choose: gain Electronics +1, gain Engineer +1.</text:p>
          </table:table-cell>
          <table:table-cell table:number-columns-repeated="5"/>
        </table:table-row>
        <table:table-row table:style-name="ro1">
          <table:table-cell office:value-type="string" calcext:value-type="string">
            <text:p>cit</text:p>
          </table:table-cell>
          <table:table-cell office:value-type="float" office:value="11" calcext:value-type="float">
            <text:p>11</text:p>
          </table:table-cell>
          <table:table-cell office:value-type="string" calcext:value-type="string">
            <text:p>You befriend a superior in the corporation or the colony. Gain an Ally. Either gain Diplomat 1 or DM+4 to your next Advancement roll thanks to their aid.</text:p>
          </table:table-cell>
          <table:table-cell table:style-name="ce7" office:value-type="string" calcext:value-type="string">
            <text:p>gain ally AND choose: gain diplo 1, +4 advancement.</text:p>
          </table:table-cell>
          <table:table-cell table:number-columns-repeated="5"/>
        </table:table-row>
        <table:table-row table:style-name="ro1">
          <table:table-cell office:value-type="string" calcext:value-type="string">
            <text:p>cit</text:p>
          </table:table-cell>
          <table:table-cell office:value-type="float" office:value="12" calcext:value-type="float">
            <text:p>12</text:p>
          </table:table-cell>
          <table:table-cell office:value-type="string" calcext:value-type="string">
            <text:p>You rise to a position of power in your colony or corporation.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A patron offers you a chance at a job. If you accept, you gain DM+4 to your next Qualification roll, but you owe that patron a favour.</text:p>
          </table:table-cell>
          <table:table-cell table:style-name="ce7" office:value-type="string" calcext:value-type="string">
            <text:p>choose: none, gain patron AND +4 qual</text:p>
          </table:table-cell>
          <table:table-cell table:number-columns-repeated="5"/>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pick up a few useful skills here and there. Gain one level of Jack-of-all-Trades, Survival, Streetwise or Melee (any).</text:p>
          </table:table-cell>
          <table:table-cell office:value-type="string" calcext:value-type="string">
            <text:p>choose: gain surv +1, gain street+1, gain melee +1, gain joat +1.</text:p>
          </table:table-cell>
          <table:table-cell table:number-columns-repeated="5"/>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You manage to scavenge something of use.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encounter something unusual. Go to the Life Events Table and have an Unusual Event.</text:p>
          </table:table-cell>
          <table:table-cell office:value-type="string" calcext:value-type="string">
            <text:p>unusual event.</text:p>
          </table:table-cell>
          <table:table-cell table:number-columns-repeated="5"/>
        </table:table-row>
        <table:table-row table:style-name="ro1">
          <table:table-cell office:value-type="string" calcext:value-type="string">
            <text:p>drif</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drif</text:p>
          </table:table-cell>
          <table:table-cell office:value-type="float" office:value="8" calcext:value-type="float">
            <text:p>8</text:p>
          </table:table-cell>
          <table:table-cell office:value-type="string" calcext:value-type="string">
            <text:p>You are attacked by enemies. Gain an Enemy if you do not have one already, and roll either Melee 8+, Gun Combat 8+ or Stealth 8+ to avoid a roll on the Injury Table.</text:p>
          </table:table-cell>
          <table:table-cell table:style-name="ce8" office:value-type="string" calcext:value-type="string">
            <text:p>gain enemy AND choose roll melee 8+: none, injury OR choose roll guns 8+: none, injury OR choose roll stealth 8+: none, injury</text:p>
          </table:table-cell>
          <table:table-cell table:number-columns-repeated="5"/>
        </table:table-row>
        <table:table-row table:style-name="ro1">
          <table:table-cell office:value-type="string" calcext:value-type="string">
            <text:p>drif</text:p>
          </table:table-cell>
          <table:table-cell office:value-type="float" office:value="9" calcext:value-type="float">
            <text:p>9</text:p>
          </table:table-cell>
          <table:table-cell office:value-type="string" calcext:value-type="string">
            <text:p>You are offered a chance to take part in a risky but rewarding adventure. If you accept, roll 1D: On a 1-2, you are injured or arrested; either roll on the Injury Table or take the Prisoner career in your next term. On 3-4, you survive, but gain nothing. On a 5-6, you succeed. Gain DM+4 to one Benefit roll.</text:p>
          </table:table-cell>
          <table:table-cell table:style-name="ce8"/>
          <table:table-cell table:number-columns-repeated="5"/>
        </table:table-row>
        <table:table-row table:style-name="ro1">
          <table:table-cell office:value-type="string" calcext:value-type="string">
            <text:p>drif</text:p>
          </table:table-cell>
          <table:table-cell office:value-type="float" office:value="10" calcext:value-type="float">
            <text:p>10</text:p>
          </table:table-cell>
          <table:table-cell office:value-type="string" calcext:value-type="string">
            <text:p>Life on the edge hones your abilities. Increase any skill you already have by one level.</text:p>
          </table:table-cell>
          <table:table-cell table:style-name="ce8"/>
          <table:table-cell table:number-columns-repeated="5"/>
        </table:table-row>
        <table:table-row table:style-name="ro1">
          <table:table-cell office:value-type="string" calcext:value-type="string">
            <text:p>drif</text:p>
          </table:table-cell>
          <table:table-cell office:value-type="float" office:value="11" calcext:value-type="float">
            <text:p>11</text:p>
          </table:table-cell>
          <table:table-cell office:value-type="string" calcext:value-type="string">
            <text:p>You are forcibly drafted. Roll for the Draft next term.</text:p>
          </table:table-cell>
          <table:table-cell office:value-type="string" calcext:value-type="string">
            <text:p>drafted.</text:p>
          </table:table-cell>
          <table:table-cell table:number-columns-repeated="5"/>
        </table:table-row>
        <table:table-row table:style-name="ro1">
          <table:table-cell office:value-type="string" calcext:value-type="string">
            <text:p>drif</text:p>
          </table:table-cell>
          <table:table-cell office:value-type="float" office:value="12" calcext:value-type="float">
            <text:p>12</text:p>
          </table:table-cell>
          <table:table-cell office:value-type="string" calcext:value-type="string">
            <text:p>You thrive on adversity.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You are invited to take part in a controversial event or exhibition. Roll Art or Investigate 8+. If you succeed, gain one SOC. If you fail, lose one SOC.</text:p>
          </table:table-cell>
          <table:table-cell table:style-name="ce7" office:value-type="string" calcext:value-type="string">
            <text:p>roll art 8+ or investigate 8+: +1 soc, -1 soc</text:p>
          </table:table-cell>
          <table:table-cell table:number-columns-repeated="5"/>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a part of your homeworld’s celebrity circles. Gain one of Carouse 1, Persuade 1, Steward 1 or a Contact.</text:p>
          </table:table-cell>
          <table:table-cell office:value-type="string" calcext:value-type="string">
            <text:p>choose: gain carouse 1, gain steward 1, gain persuade 1, gain contact.</text:p>
          </table:table-cell>
          <table:table-cell table:number-columns-repeated="5"/>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One of your works is especially well received and popular, making you a minor celebrity.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gain a patron in the arts. Gain DM+2 to your next Advancement check and an Ally.</text:p>
          </table:table-cell>
          <table:table-cell office:value-type="string" calcext:value-type="string">
            <text:p>gain ally AND +2 advancement.</text:p>
          </table:table-cell>
          <table:table-cell table:number-columns-repeated="5"/>
        </table:table-row>
        <table:table-row table:style-name="ro1">
          <table:table-cell office:value-type="string" calcext:value-type="string">
            <text:p>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ent</text:p>
          </table:table-cell>
          <table:table-cell office:value-type="float" office:value="8" calcext:value-type="float">
            <text:p>8</text:p>
          </table:table-cell>
          <table:table-cell office:value-type="string" calcext:value-type="string">
            <text:p>You have the opportunity to criticise or even bring down a questionable political leader on your homeworld. If you refuse and support the leader, you gain nothing. If you accept, gain an Enemy and roll Art or Persuade 8+. If you succeed, gain one level in any skill you already have. If you fail, increase a skill anyway and roll on the Mishap table.</text:p>
          </table:table-cell>
          <table:table-cell table:style-name="ce8"/>
          <table:table-cell table:number-columns-repeated="5"/>
        </table:table-row>
        <table:table-row table:style-name="ro1">
          <table:table-cell office:value-type="string" calcext:value-type="string">
            <text:p>ent</text:p>
          </table:table-cell>
          <table:table-cell office:value-type="float" office:value="9" calcext:value-type="float">
            <text:p>9</text:p>
          </table:table-cell>
          <table:table-cell office:value-type="string" calcext:value-type="string">
            <text:p>You go on a tour of the sector, visiting several worlds. Gain D3 Contacts.</text:p>
          </table:table-cell>
          <table:table-cell table:style-name="ce7" office:value-type="string" calcext:value-type="string">
            <text:p>roll d3: gain 1 contact, gain 2 contact, gain 3 contact.</text:p>
          </table:table-cell>
          <table:table-cell table:number-columns-repeated="5"/>
        </table:table-row>
        <table:table-row table:style-name="ro1">
          <table:table-cell office:value-type="string" calcext:value-type="string">
            <text:p>ent</text:p>
          </table:table-cell>
          <table:table-cell office:value-type="float" office:value="10" calcext:value-type="float">
            <text:p>10</text:p>
          </table:table-cell>
          <table:table-cell office:value-type="string" calcext:value-type="string">
            <text:p>One of your pieces of art is stolen, and the investigation brings you into the criminal underworld. Gain one of Streetwise 1, Investigate 1, Recon 1 or Stealth 1.</text:p>
          </table:table-cell>
          <table:table-cell office:value-type="string" calcext:value-type="string">
            <text:p>choose: gain street 1, gain recon 1, gain investigate 1, gain stealth 1.</text:p>
          </table:table-cell>
          <table:table-cell table:number-columns-repeated="5"/>
        </table:table-row>
        <table:table-row table:style-name="ro1">
          <table:table-cell office:value-type="string" calcext:value-type="string">
            <text:p>ent</text:p>
          </table:table-cell>
          <table:table-cell office:value-type="float" office:value="11" calcext:value-type="float">
            <text:p>11</text:p>
          </table:table-cell>
          <table:table-cell office:value-type="string" calcext:value-type="string">
            <text:p>As an artist, you lead a strange and charmed life. Go to the Life Events Table and have an Unusual Event.</text:p>
          </table:table-cell>
          <table:table-cell office:value-type="string" calcext:value-type="string">
            <text:p>unusual event.</text:p>
          </table:table-cell>
          <table:table-cell table:number-columns-repeated="5"/>
        </table:table-row>
        <table:table-row table:style-name="ro1">
          <table:table-cell office:value-type="string" calcext:value-type="string">
            <text:p>ent</text:p>
          </table:table-cell>
          <table:table-cell office:value-type="float" office:value="12" calcext:value-type="float">
            <text:p>12</text:p>
          </table:table-cell>
          <table:table-cell office:value-type="string" calcext:value-type="string">
            <text:p>You win a prestigious prize.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Trapped behind enemy lines, you have to survive on your own. Gain one of Survival 1, Stealth 1, Deception 1 or Streetwise 1.</text:p>
          </table:table-cell>
          <table:table-cell office:value-type="string" calcext:value-type="string">
            <text:p>choose: gain street 1, gain surv 1, gain deception 1, gain stealth 1.</text:p>
          </table:table-cell>
          <table:table-cell table:number-columns-repeated="5"/>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assigned to the security staff of a space station. Increase Vacc Suit or Athletics (dexterity) by one level.</text:p>
          </table:table-cell>
          <table:table-cell office:value-type="string" calcext:value-type="string">
            <text:p>choose: gain vacc +1, gain a.dex +1.</text:p>
          </table:table-cell>
          <table:table-cell table:number-columns-repeated="5"/>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8"/>
          <table:table-cell table:number-columns-repeated="5"/>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You are assigned to an assault on an enemy fortress. Roll Melee or Gun Combat 8+ and gain Tactics (military) or Leadership if you succeed. If you fail, you are injured and lose 1 point from any physical characteristic.</text:p>
          </table:table-cell>
          <table:table-cell table:style-name="ce8"/>
          <table:table-cell table:number-columns-repeated="5"/>
        </table:table-row>
        <table:table-row table:style-name="ro1">
          <table:table-cell office:value-type="string" calcext:value-type="string">
            <text:p>ma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mar</text:p>
          </table:table-cell>
          <table:table-cell office:value-type="float" office:value="8" calcext:value-type="float">
            <text:p>8</text:p>
          </table:table-cell>
          <table:table-cell office:value-type="string" calcext:value-type="string">
            <text:p>You are on the front lines of a planetary assault and occupation. Gain one of Recon 1, Gun Combat 1, Leadership 1 or Electronics (comms) 1.</text:p>
          </table:table-cell>
          <table:table-cell office:value-type="string" calcext:value-type="string">
            <text:p>choose: gain guns 1, gain recon 1, gain leader 1, gain comms 1.</text:p>
          </table:table-cell>
          <table:table-cell table:number-columns-repeated="5"/>
        </table:table-row>
        <table:table-row table:style-name="ro1">
          <table:table-cell office:value-type="string" calcext:value-type="string">
            <text:p>mar</text:p>
          </table:table-cell>
          <table:table-cell office:value-type="float" office:value="9" calcext:value-type="float">
            <text:p>9</text:p>
          </table:table-cell>
          <table:table-cell office:value-type="string" calcext:value-type="string">
            <text:p>A mission goes disastrously wrong due to your commander’s error or incompetence, but you survive. If you report your commanding officer for their failure then you gain DM+2 to your next Advancement roll and gain the officer as an Enemy. If you say nothing and protect them, gain them as an Ally.</text:p>
          </table:table-cell>
          <table:table-cell office:value-type="string" calcext:value-type="string">
            <text:p>choose: gain enemy AND +2 advancement, gain ally.</text:p>
          </table:table-cell>
          <table:table-cell table:number-columns-repeated="5"/>
        </table:table-row>
        <table:table-row table:style-name="ro1">
          <table:table-cell office:value-type="string" calcext:value-type="string">
            <text:p>mar</text:p>
          </table:table-cell>
          <table:table-cell office:value-type="float" office:value="10" calcext:value-type="float">
            <text:p>10</text:p>
          </table:table-cell>
          <table:table-cell office:value-type="string" calcext:value-type="string">
            <text:p>You are assigned to a black ops mission. Gain DM+2 to your next Advancement roll.</text:p>
          </table:table-cell>
          <table:table-cell office:value-type="string" calcext:value-type="string">
            <text:p>+2 advancement.</text:p>
          </table:table-cell>
          <table:table-cell table:number-columns-repeated="5"/>
        </table:table-row>
        <table:table-row table:style-name="ro1">
          <table:table-cell office:value-type="string" calcext:value-type="string">
            <text:p>mar</text:p>
          </table:table-cell>
          <table:table-cell office:value-type="float" office:value="11" calcext:value-type="float">
            <text:p>11</text:p>
          </table:table-cell>
          <table:table-cell office:value-type="string" calcext:value-type="string">
            <text:p>Your commanding officer takes an interest in your career. Either gain Tactics 1 or DM+4 to your next Advancement roll thanks to their aid.</text:p>
          </table:table-cell>
          <table:table-cell table:style-name="ce7" office:value-type="string" calcext:value-type="string">
            <text:p>choose: gain tactics 1, +4 advancement.</text:p>
          </table:table-cell>
          <table:table-cell table:number-columns-repeated="5"/>
        </table:table-row>
        <table:table-row table:style-name="ro1">
          <table:table-cell office:value-type="string" calcext:value-type="string">
            <text:p>mar</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7" office:value-type="string" calcext:value-type="string">
            <text:p>promotion or commission</text:p>
          </table:table-cell>
          <table:table-cell table:number-columns-repeated="5"/>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You are offered the opportunity to smuggle illegal items onto a planet. If you accept, roll Deception 8+ or Persuade 8+ to gain Streetwise 1 and an extra Benefit roll. If you refuse, you gain an Enemy in the criminal sphere.</text:p>
          </table:table-cell>
          <table:table-cell office:value-type="string" calcext:value-type="string">
            <text:p>choose: gain enemy, roll decep 8+ or persuade 8+ or street 8+: +1 benefit roll AND gain street 1</text:p>
          </table:table-cell>
          <table:table-cell table:number-columns-repeated="5"/>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Gain any one of these skills, reflecting your time spent dealing with suppliers and spacers: Profession 1, Electronics 1, Engineer 1, Animals 1 or Science 1.</text:p>
          </table:table-cell>
          <table:table-cell office:value-type="string" calcext:value-type="string">
            <text:p>choose: gain Profession 1, gain Electronics 1, gain Engineer 1, gain Animals 1, gain Science 1.</text:p>
          </table:table-cell>
          <table:table-cell table:number-columns-repeated="5"/>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You have a chance to risk your fortune on a possibility lucrative deal. You may gamble a number of Benefit rolls and roll Gambler 8+ or Broker 8+. If you succeed, you gain half as many Benefit rolls as you risked, rounding up. If you fail, you lose all the rolls risked. Either way, gain one level in whichever skill you used.</text:p>
          </table:table-cell>
          <table:table-cell table:style-name="ce8"/>
          <table:table-cell table:number-columns-repeated="5"/>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You make an unexpected connection outside your normal circles. Gain a Contact.</text:p>
          </table:table-cell>
          <table:table-cell office:value-type="string" calcext:value-type="string">
            <text:p>gain contact</text:p>
          </table:table-cell>
          <table:table-cell table:number-columns-repeated="5"/>
        </table:table-row>
        <table:table-row table:style-name="ro1">
          <table:table-cell office:value-type="string" calcext:value-type="string">
            <text:p>me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mer</text:p>
          </table:table-cell>
          <table:table-cell office:value-type="float" office:value="8" calcext:value-type="float">
            <text:p>8</text:p>
          </table:table-cell>
          <table:table-cell office:value-type="string" calcext:value-type="string">
            <text:p>You are embroiled in legal trouble. Gain one of Advocate 1, Admin 1, Diplomat 1 or Investigate 1, then roll 2D. If you roll 2, you must take the Prisoner career in your next term.</text:p>
          </table:table-cell>
          <table:table-cell office:value-type="string" calcext:value-type="string">
            <text:p>(choose: gain Advocate 1, gain Admin 1, gain Diplomat 1, gain Investigate 1) AND roll 2d6: 2=prison.</text:p>
          </table:table-cell>
          <table:table-cell table:number-columns-repeated="5"/>
        </table:table-row>
        <table:table-row table:style-name="ro1">
          <table:table-cell office:value-type="string" calcext:value-type="string">
            <text:p>mer</text:p>
          </table:table-cell>
          <table:table-cell office:value-type="float" office:value="9" calcext:value-type="float">
            <text:p>9</text:p>
          </table:table-cell>
          <table:table-cell office:value-type="string" calcext:value-type="string">
            <text:p>You are given advanced training in a specialist field. Roll EDU 8+ to increase any one skill you already have by one level.</text:p>
          </table:table-cell>
          <table:table-cell table:style-name="ce8"/>
          <table:table-cell table:number-columns-repeated="5"/>
        </table:table-row>
        <table:table-row table:style-name="ro1">
          <table:table-cell office:value-type="string" calcext:value-type="string">
            <text:p>mer</text:p>
          </table:table-cell>
          <table:table-cell office:value-type="float" office:value="10" calcext:value-type="float">
            <text:p>10</text:p>
          </table:table-cell>
          <table:table-cell office:value-type="string" calcext:value-type="string">
            <text:p>A good deal ensures you are living the high life for a few year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mer</text:p>
          </table:table-cell>
          <table:table-cell office:value-type="float" office:value="11" calcext:value-type="float">
            <text:p>11</text:p>
          </table:table-cell>
          <table:table-cell office:value-type="string" calcext:value-type="string">
            <text:p>You befriend a useful ally in one sphere. Gain an Ally and either gain a level in Carouse or DM+4 to your next Advancement roll thanks to their aid.</text:p>
          </table:table-cell>
          <table:table-cell table:style-name="ce7" office:value-type="string" calcext:value-type="string">
            <text:p>gain ally AND choose: gain carouse +1, +4 advancement.</text:p>
          </table:table-cell>
          <table:table-cell table:number-columns-repeated="5"/>
        </table:table-row>
        <table:table-row table:style-name="ro1">
          <table:table-cell office:value-type="string" calcext:value-type="string">
            <text:p>mer</text:p>
          </table:table-cell>
          <table:table-cell office:value-type="float" office:value="12" calcext:value-type="float">
            <text:p>12</text:p>
          </table:table-cell>
          <table:table-cell office:value-type="string" calcext:value-type="string">
            <text:p>Your business or ship thrives.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You join a gambling circle on board. Gain Gambler 1 or Deception 1. If you wish, throw Gambler 8+. If you succeed, gain an extra Benefit roll from this career; if you fail, you lose one Benefit roll from this career.</text:p>
          </table:table-cell>
          <table:table-cell table:style-name="ce8"/>
          <table:table-cell table:number-columns-repeated="5"/>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given a special assignment or duty on board ship.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8"/>
          <table:table-cell table:number-columns-repeated="5"/>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Your vessel participates in a notable military engagement. Gain one of Electronics 1, Engineer 1, Gunner 1 or Pilot 1.</text:p>
          </table:table-cell>
          <table:table-cell office:value-type="string" calcext:value-type="string">
            <text:p>choose: gain eng 1, gain elec 1, gain pilot 1, gain gunner 1.</text:p>
          </table:table-cell>
          <table:table-cell table:number-columns-repeated="5"/>
        </table:table-row>
        <table:table-row table:style-name="ro1">
          <table:table-cell office:value-type="string" calcext:value-type="string">
            <text:p>nav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navy</text:p>
          </table:table-cell>
          <table:table-cell office:value-type="float" office:value="8" calcext:value-type="float">
            <text:p>8</text:p>
          </table:table-cell>
          <table:table-cell office:value-type="string" calcext:value-type="string">
            <text:p>Your vessel participates in a diplomatic mission. Gain one of Recon 1, Diplomat 1, Steward 1 or a Contact.</text:p>
          </table:table-cell>
          <table:table-cell office:value-type="string" calcext:value-type="string">
            <text:p>choose: gain recon 1, gain steward 1, gain diplo 1, gain contact.</text:p>
          </table:table-cell>
          <table:table-cell table:number-columns-repeated="5"/>
        </table:table-row>
        <table:table-row table:style-name="ro1">
          <table:table-cell office:value-type="string" calcext:value-type="string">
            <text:p>navy</text:p>
          </table:table-cell>
          <table:table-cell office:value-type="float" office:value="9" calcext:value-type="float">
            <text:p>9</text:p>
          </table:table-cell>
          <table:table-cell office:value-type="string" calcext:value-type="string">
            <text:p>You foil an attempted crime on board, such as mutiny, sabotage, smuggling or conspiracy. Gain an Enemy, but also gain DM+2 to your next Advancement roll in the Navy.</text:p>
          </table:table-cell>
          <table:table-cell office:value-type="string" calcext:value-type="string">
            <text:p>gain enemy AND +2 advancement</text:p>
          </table:table-cell>
          <table:table-cell table:number-columns-repeated="5"/>
        </table:table-row>
        <table:table-row table:style-name="ro1">
          <table:table-cell office:value-type="string" calcext:value-type="string">
            <text:p>navy</text:p>
          </table:table-cell>
          <table:table-cell office:value-type="float" office:value="10" calcext:value-type="float">
            <text:p>10</text:p>
          </table:table-cell>
          <table:table-cell office:value-type="string" calcext:value-type="string">
            <text:p>You have the opportunity to abuse your position for profit. If you do so, gain an extra Benefit roll from this term. Refuse, and you get DM+2 to your next Advancement roll.</text:p>
          </table:table-cell>
          <table:table-cell table:style-name="ce7" office:value-type="string" calcext:value-type="string">
            <text:p>choose: gain +1 career benefit, +2 advancement</text:p>
          </table:table-cell>
          <table:table-cell table:number-columns-repeated="5"/>
        </table:table-row>
        <table:table-row table:style-name="ro1">
          <table:table-cell office:value-type="string" calcext:value-type="string">
            <text:p>navy</text:p>
          </table:table-cell>
          <table:table-cell office:value-type="float" office:value="11" calcext:value-type="float">
            <text:p>11</text:p>
          </table:table-cell>
          <table:table-cell office:value-type="string" calcext:value-type="string">
            <text:p>Your commanding officer takes an interest in your career. Either gain Tactics (naval) 1 or DM+4 to your next Advancement roll thanks to their aid.</text:p>
          </table:table-cell>
          <table:table-cell table:style-name="ce7" office:value-type="string" calcext:value-type="string">
            <text:p>choose: gain naval 1, +4 advancement.</text:p>
          </table:table-cell>
          <table:table-cell table:number-columns-repeated="5"/>
        </table:table-row>
        <table:table-row table:style-name="ro1">
          <table:table-cell office:value-type="string" calcext:value-type="string">
            <text:p>nav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7" office:value-type="string" calcext:value-type="string">
            <text:p>promotion or commission</text:p>
          </table:table-cell>
          <table:table-cell table:number-columns-repeated="5"/>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You are challenged to a duel for your honour and standing. If you refuse, reduce your SOC by 1. If you accept, roll Melee (blade) 8+. If you succeed, gain one SOC. If you fail, roll on the Injury Table and reduce your SOC by one. Either way, gain one level in Melee (blade), Leadership, Tactics (any) or Deception.</text:p>
          </table:table-cell>
          <table:table-cell table:style-name="ce9"/>
          <table:table-cell table:number-columns-repeated="5"/>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Your time as a ruler or playboy gives you a wide range of experiences. Gain one of Animals (riding) 1, Art 1, Carouse 1, or Streetwise 1.</text:p>
          </table:table-cell>
          <table:table-cell office:value-type="string" calcext:value-type="string">
            <text:p>choose: gain riding 1, gain Art 1, gain Carouse 1, gain Streetwise 1.</text:p>
          </table:table-cell>
          <table:table-cell table:number-columns-repeated="5"/>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You inherit a gift from a rich relative.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You become deeply involved in politics on your world of residence, becoming a player in the political intrigues of government. Gain one level in Advocate, Admin, Diplomacy or Persuade, but also gain a Rival.</text:p>
          </table:table-cell>
          <table:table-cell office:value-type="string" calcext:value-type="string">
            <text:p>gain rival AND choose: gain Advocate +1, gain Admin +1, gain Diplomacy +1, gain Persuade +1.</text:p>
          </table:table-cell>
          <table:table-cell table:number-columns-repeated="5"/>
        </table:table-row>
        <table:table-row table:style-name="ro1">
          <table:table-cell office:value-type="string" calcext:value-type="string">
            <text:p>nob</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nob</text:p>
          </table:table-cell>
          <table:table-cell office:value-type="float" office:value="8" calcext:value-type="float">
            <text:p>8</text:p>
          </table:table-cell>
          <table:table-cell office:value-type="string" calcext:value-type="string">
            <text:p>A conspiracy of nobles attempts to recruit you. If you refuse, gain the conspiracy as an Enemy. If you accept, roll Deception 8+ or Persuade 8+. If you fail, roll on the Mishap Table as the conspiracy collapses. If you succeed, Gain one level of Deception, Persuade, Tactics or Carouse.</text:p>
          </table:table-cell>
          <table:table-cell table:style-name="ce9"/>
          <table:table-cell table:number-columns-repeated="5"/>
        </table:table-row>
        <table:table-row table:style-name="ro1">
          <table:table-cell office:value-type="string" calcext:value-type="string">
            <text:p>nob</text:p>
          </table:table-cell>
          <table:table-cell office:value-type="float" office:value="9" calcext:value-type="float">
            <text:p>9</text:p>
          </table:table-cell>
          <table:table-cell office:value-type="string" calcext:value-type="string">
            <text:p>Your reign is acclaimed by all as being fair and wise – or in the case of a dilettante, you sponge off your family’s wealth a while longer. Gain either a jealous relative or an unhappy subject as an Enemy. Gain DM+2 to your next Advancement check.</text:p>
          </table:table-cell>
          <table:table-cell office:value-type="string" calcext:value-type="string">
            <text:p>gain enemy AND +2 advancement.</text:p>
          </table:table-cell>
          <table:table-cell table:number-columns-repeated="5"/>
        </table:table-row>
        <table:table-row table:style-name="ro1">
          <table:table-cell office:value-type="string" calcext:value-type="string">
            <text:p>nob</text:p>
          </table:table-cell>
          <table:table-cell office:value-type="float" office:value="10" calcext:value-type="float">
            <text:p>10</text:p>
          </table:table-cell>
          <table:table-cell office:value-type="string" calcext:value-type="string">
            <text:p>You manipulate and charm your way through high society. Gain one level of Carouse, Diplomat, Persuade or Steward, as well as a Rival and an Ally.</text:p>
          </table:table-cell>
          <table:table-cell office:value-type="string" calcext:value-type="string">
            <text:p>gain rival AND gain ally AND choose: gain Carouse +1, gain Diplomat +1, gain Persuade +1, gain Steward +1.</text:p>
          </table:table-cell>
          <table:table-cell table:number-columns-repeated="5"/>
        </table:table-row>
        <table:table-row table:style-name="ro1">
          <table:table-cell office:value-type="string" calcext:value-type="string">
            <text:p>nob</text:p>
          </table:table-cell>
          <table:table-cell office:value-type="float" office:value="11" calcext:value-type="float">
            <text:p>11</text:p>
          </table:table-cell>
          <table:table-cell office:value-type="string" calcext:value-type="string">
            <text:p>You make an alliance with a powerful and charismatic noble, who becomes an Ally. Either gain one level of Leadership or DM+4 to your next Advancement roll thanks to their aid.</text:p>
          </table:table-cell>
          <table:table-cell table:style-name="ce7" office:value-type="string" calcext:value-type="string">
            <text:p>gain ally AND choose: gain leader +1, +4 advancement.</text:p>
          </table:table-cell>
          <table:table-cell table:number-columns-repeated="5"/>
        </table:table-row>
        <table:table-row table:style-name="ro1">
          <table:table-cell office:value-type="string" calcext:value-type="string">
            <text:p>nob</text:p>
          </table:table-cell>
          <table:table-cell office:value-type="float" office:value="12" calcext:value-type="float">
            <text:p>12</text:p>
          </table:table-cell>
          <table:table-cell office:value-type="string" calcext:value-type="string">
            <text:p>Your efforts do not go unnoticed by the Imperium.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You are arrested and charged. You can choose to defend yourself, or hire a lawyer. If you defend yourself, roll Advocate 8+. If you succeed, the charges are dropped. If you fail, gain an Enemy and take the Prisoner career in your next term. If you hired a lawyer, gain the lawyer as a Contact and lose a Benefit roll.</text:p>
          </table:table-cell>
          <table:table-cell table:style-name="ce9"/>
          <table:table-cell table:number-columns-repeated="5"/>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You are involved in the planning of an impressive heist. Gain Electronics 1 or Mechanic 1.</text:p>
          </table:table-cell>
          <table:table-cell office:value-type="string" calcext:value-type="string">
            <text:p>choose: gain elec 1, gain mech 1.</text:p>
          </table:table-cell>
          <table:table-cell table:number-columns-repeated="5"/>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One of your crimes pays off. Gain DM+2 to any one Benefit roll, and gain your victim as an Enemy.</text:p>
          </table:table-cell>
          <table:table-cell office:value-type="string" calcext:value-type="string">
            <text:p>+2 benefit AND gain enemy.</text:p>
          </table:table-cell>
          <table:table-cell table:number-columns-repeated="5"/>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You have the opportunity to backstab a fellow rogue for personal gain. If you do so, gain DM+4 to your next Advancement check. If you refuse, gain them as an Ally.</text:p>
          </table:table-cell>
          <table:table-cell table:style-name="ce7" office:value-type="string" calcext:value-type="string">
            <text:p>choose: gain ally, +4 advancement.</text:p>
          </table:table-cell>
          <table:table-cell table:number-columns-repeated="5"/>
        </table:table-row>
        <table:table-row table:style-name="ro1">
          <table:table-cell office:value-type="string" calcext:value-type="string">
            <text:p>rog</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rog</text:p>
          </table:table-cell>
          <table:table-cell office:value-type="float" office:value="8" calcext:value-type="float">
            <text:p>8</text:p>
          </table:table-cell>
          <table:table-cell office:value-type="string" calcext:value-type="string">
            <text:p>You spend months in the dangerous criminal underworld. Gain one of Streetwise 1, Stealth 1, Melee 1 or Gun Combat 1.</text:p>
          </table:table-cell>
          <table:table-cell office:value-type="string" calcext:value-type="string">
            <text:p>choose: gain Streetwise 1, gain Stealth 1, gain Melee 1, gain Guns 1.</text:p>
          </table:table-cell>
          <table:table-cell table:number-columns-repeated="5"/>
        </table:table-row>
        <table:table-row table:style-name="ro1">
          <table:table-cell office:value-type="string" calcext:value-type="string">
            <text:p>rog</text:p>
          </table:table-cell>
          <table:table-cell office:value-type="float" office:value="9" calcext:value-type="float">
            <text:p>9</text:p>
          </table:table-cell>
          <table:table-cell office:value-type="string" calcext:value-type="string">
            <text:p>You become involved in a feud with a rival criminal organisation. Roll Stealth or Gun Combat 8+. If you fail, roll on the Injury Table. If you succeed, gain an extra Benefit roll.</text:p>
          </table:table-cell>
          <table:table-cell office:value-type="string" calcext:value-type="string">
            <text:p>roll stealth 8+ or guns 8+: +1 benefit roll, injury.</text:p>
          </table:table-cell>
          <table:table-cell table:number-columns-repeated="5"/>
        </table:table-row>
        <table:table-row table:style-name="ro1">
          <table:table-cell office:value-type="string" calcext:value-type="string">
            <text:p>rog</text:p>
          </table:table-cell>
          <table:table-cell office:value-type="float" office:value="10" calcext:value-type="float">
            <text:p>10</text:p>
          </table:table-cell>
          <table:table-cell office:value-type="string" calcext:value-type="string">
            <text:p>You are involved in a gambling ring. Gain Gambler 1. You may wager any number of Benefit rolls. Roll Gambler 8+; if you fail, lose all the wagered Benefit rolls. If you succeed, gain half as many Benefit rolls as you wagered (round up).</text:p>
          </table:table-cell>
          <table:table-cell table:style-name="ce8"/>
          <table:table-cell table:number-columns-repeated="5"/>
        </table:table-row>
        <table:table-row table:style-name="ro1">
          <table:table-cell office:value-type="string" calcext:value-type="string">
            <text:p>rog</text:p>
          </table:table-cell>
          <table:table-cell office:value-type="float" office:value="11" calcext:value-type="float">
            <text:p>11</text:p>
          </table:table-cell>
          <table:table-cell office:value-type="string" calcext:value-type="string">
            <text:p>A crime lord considers you his protégé. Either gain Tactics (military) 1 or DM+4 to your next Advancement roll thanks to their aid.</text:p>
          </table:table-cell>
          <table:table-cell table:style-name="ce7" office:value-type="string" calcext:value-type="string">
            <text:p>choose: gain mil 1, +4 advancement.</text:p>
          </table:table-cell>
          <table:table-cell table:number-columns-repeated="5"/>
        </table:table-row>
        <table:table-row table:style-name="ro1">
          <table:table-cell office:value-type="string" calcext:value-type="string">
            <text:p>rog</text:p>
          </table:table-cell>
          <table:table-cell office:value-type="float" office:value="12" calcext:value-type="float">
            <text:p>12</text:p>
          </table:table-cell>
          <table:table-cell office:value-type="string" calcext:value-type="string">
            <text:p>You commit a legendary crime.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schol</text:p>
          </table:table-cell>
          <table:table-cell office:value-type="float" office:value="3" calcext:value-type="float">
            <text:p>3</text:p>
          </table:table-cell>
          <table:table-cell table:style-name="ce7" office:value-type="string" calcext:value-type="string">
            <text:p>You are called upon to perform research that goes against your conscience. Accept, and you gain an extra Benefit roll, a level in each of any two Science skill specialties and D3 Enemies.</text:p>
          </table:table-cell>
          <table:table-cell table:style-name="ce8" office:value-type="string" calcext:value-type="string">
            <text:p>CAN’T HAVE 2 OF THE SAME SKILL TRY JUST NOT PUTTING A PERIOD AT THE END AND THEN WRAPPING IT IN ANOTHER METHOD? choose: none, gain +1 benefit roll AND gain +1 sci AND gain +1 sci AND (roll d3: gain 1 enemy, gain 2 enemy, gain 3 enemy)</text:p>
          </table:table-cell>
          <table:table-cell table:number-columns-repeated="4"/>
          <table:table-cell table:style-name="ce7"/>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You are assigned to work on a secret project for a patron or organisation. Gain one of Medic 1, Science 1, Engineer 1, Electronics 1 or Investigate 1.</text:p>
          </table:table-cell>
          <table:table-cell office:value-type="string" calcext:value-type="string">
            <text:p>choose: gain med 1, gain sci 1, gain elec 1, gain eng 1, gain Investigate 1.</text:p>
          </table:table-cell>
          <table:table-cell table:number-columns-repeated="5"/>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 win a prestigious prize for your work, garnering both the praise and envy of your peer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You are given advanced training in a specialist field. Roll EDU 8+ to gain any one skill of your choice at level 1.</text:p>
          </table:table-cell>
          <table:table-cell table:style-name="ce8"/>
          <table:table-cell table:number-columns-repeated="5"/>
        </table:table-row>
        <table:table-row table:style-name="ro1">
          <table:table-cell office:value-type="string" calcext:value-type="string">
            <text:p>schol</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schol</text:p>
          </table:table-cell>
          <table:table-cell office:value-type="float" office:value="8" calcext:value-type="float">
            <text:p>8</text:p>
          </table:table-cell>
          <table:table-cell office:value-type="string" calcext:value-type="string">
            <text:p>You have the opportunity to cheat in some fashion, advancing your career and research by stealing another’s work, using an alien device, taking a shortcut and so forth. If you refuse, you gain nothing. If you accept, roll Deception 8+ or Admin 8+. If you succeed, you gain DM+2 to any one Benefit roll and may increase any skill by one level, but also gain an Enemy. If you fail, gain an Enemy and lose one Benefit roll from this career.</text:p>
          </table:table-cell>
          <table:table-cell table:style-name="ce8"/>
          <table:table-cell table:number-columns-repeated="5"/>
        </table:table-row>
        <table:table-row table:style-name="ro1">
          <table:table-cell office:value-type="string" calcext:value-type="string">
            <text:p>schol</text:p>
          </table:table-cell>
          <table:table-cell office:value-type="float" office:value="9" calcext:value-type="float">
            <text:p>9</text:p>
          </table:table-cell>
          <table:table-cell office:value-type="string" calcext:value-type="string">
            <text:p>You make a breakthrough in your field.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schol</text:p>
          </table:table-cell>
          <table:table-cell office:value-type="float" office:value="10" calcext:value-type="float">
            <text:p>10</text:p>
          </table:table-cell>
          <table:table-cell office:value-type="string" calcext:value-type="string">
            <text:p>You become entangled in a bureaucratic or legal morass that distracts you from your work. Gain one of Admin 1, Advocate 1, Persuade 1 or Diplomat 1.</text:p>
          </table:table-cell>
          <table:table-cell office:value-type="string" calcext:value-type="string">
            <text:p>choose: gain adm 1, gain advo 1, gain diplo 1, gain persuade 1.</text:p>
          </table:table-cell>
          <table:table-cell table:number-columns-repeated="5"/>
        </table:table-row>
        <table:table-row table:style-name="ro1">
          <table:table-cell office:value-type="string" calcext:value-type="string">
            <text:p>schol</text:p>
          </table:table-cell>
          <table:table-cell office:value-type="float" office:value="11" calcext:value-type="float">
            <text:p>11</text:p>
          </table:table-cell>
          <table:table-cell office:value-type="string" calcext:value-type="string">
            <text:p>You work for an eccentric but brilliant mentor, who becomes an Ally. Either increase Science by one level or DM+4 to your next Advancement roll thanks to their aid.</text:p>
          </table:table-cell>
          <table:table-cell table:style-name="ce7" office:value-type="string" calcext:value-type="string">
            <text:p>gain ally AND choose: gain sci +1, +4 advancement.</text:p>
          </table:table-cell>
          <table:table-cell table:number-columns-repeated="5"/>
        </table:table-row>
        <table:table-row table:style-name="ro1">
          <table:table-cell office:value-type="string" calcext:value-type="string">
            <text:p>schol</text:p>
          </table:table-cell>
          <table:table-cell office:value-type="float" office:value="12" calcext:value-type="float">
            <text:p>12</text:p>
          </table:table-cell>
          <table:table-cell office:value-type="string" calcext:value-type="string">
            <text:p>Your work leads to a considerable breakthrough.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sct</text:p>
          </table:table-cell>
          <table:table-cell office:value-type="float" office:value="3" calcext:value-type="float">
            <text:p>3</text:p>
          </table:table-cell>
          <table:table-cell table:style-name="ce7" office:value-type="string" calcext:value-type="string">
            <text:p>Your ship is ambushed by enemy vessels. Either run, and roll Pilot 8+ to escape, or treat with them and roll Persuade 10+ to bargain with them. If you fail the check, then your ship is destroyed and you may not re-enlist in the Scouts at the end of this term. If you succeed, you survive and gain Electronics (sensors) 1. Either way, gain an Enemy.</text:p>
          </table:table-cell>
          <table:table-cell table:style-name="ce8"/>
          <table:table-cell table:number-columns-repeated="5"/>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survey an alien world. Gain one of Animals (riding or training) 1, Survival 1, Recon 1 or Science 1.</text:p>
          </table:table-cell>
          <table:table-cell table:style-name="ce7" office:value-type="string" calcext:value-type="string">
            <text:p>choose: gain riding 1, gain training 1, gain surv 1, gain recon 1, gain sci 1.</text:p>
          </table:table-cell>
          <table:table-cell table:number-columns-repeated="5"/>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perform an exemplary service for the scout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You spend several years jumping from world to world in your scout ship. Gain one of Astrogation 1, Electronics 1, Navigation 1, Pilot (small craft) 1 or Mechanic 1.</text:p>
          </table:table-cell>
          <table:table-cell table:style-name="ce7" office:value-type="string" calcext:value-type="string">
            <text:p>choose: gain astro 1, gain elec 1, gain nav 1, gain mech 1, gain small 1.</text:p>
          </table:table-cell>
          <table:table-cell table:number-columns-repeated="5"/>
        </table:table-row>
        <table:table-row table:style-name="ro1">
          <table:table-cell office:value-type="string" calcext:value-type="string">
            <text:p>sc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sct</text:p>
          </table:table-cell>
          <table:table-cell office:value-type="float" office:value="8" calcext:value-type="float">
            <text:p>8</text:p>
          </table:table-cell>
          <table:table-cell office:value-type="string" calcext:value-type="string">
            <text:p>When dealing with an alien race, you have an opportunity to gather extra intelligence about them. Roll either Electronics 8+ or Deception 8+. If you succeed, gain an Ally in the Imperium and DM+2 to your next Advancement roll. If you fail, roll on the Mishap Table, but you are not ejected from this career.</text:p>
          </table:table-cell>
          <table:table-cell office:value-type="string" calcext:value-type="string">
            <text:p>roll elec 8+ or decep 8+: gain ally AND +2 advancement, mishap no leave.</text:p>
          </table:table-cell>
          <table:table-cell table:number-columns-repeated="5"/>
        </table:table-row>
        <table:table-row table:style-name="ro1">
          <table:table-cell office:value-type="string" calcext:value-type="string">
            <text:p>sct</text:p>
          </table:table-cell>
          <table:table-cell office:value-type="float" office:value="9" calcext:value-type="float">
            <text:p>9</text:p>
          </table:table-cell>
          <table:table-cell office:value-type="string" calcext:value-type="string">
            <text:p>Your scout ship is one of the first on the scene to rescue the survivors of a disaster. Roll either Medic 8+ or Engineer 8+. If you succeed, gain a Contact and DM+2 to your next Advancement check. If you fail, gain an Enemy.</text:p>
          </table:table-cell>
          <table:table-cell office:value-type="string" calcext:value-type="string">
            <text:p>roll med 8+ or eng 8+: gain contact AND +2 advancement, gain enemy.</text:p>
          </table:table-cell>
          <table:table-cell table:number-columns-repeated="5"/>
        </table:table-row>
        <table:table-row table:style-name="ro1">
          <table:table-cell office:value-type="string" calcext:value-type="string">
            <text:p>sct</text:p>
          </table:table-cell>
          <table:table-cell office:value-type="float" office:value="10" calcext:value-type="float">
            <text:p>10</text:p>
          </table:table-cell>
          <table:table-cell office:value-type="string" calcext:value-type="string">
            <text:p>You spend a great deal of time on the fringes of Charted Space. Roll Survival 8+ or Pilot 8+. If you succeed, gain a Contact in an alien race and one level in any skill of your choice. If you fail, roll on the Mishap Table but you are not ejected from this career.</text:p>
          </table:table-cell>
          <table:table-cell office:value-type="string" calcext:value-type="string">
            <text:p>roll surv 8+ or pilot 8+: gain contact AND gain skill, mishap no leave.</text:p>
          </table:table-cell>
          <table:table-cell table:number-columns-repeated="5"/>
        </table:table-row>
        <table:table-row table:style-name="ro1">
          <table:table-cell office:value-type="string" calcext:value-type="string">
            <text:p>sct</text:p>
          </table:table-cell>
          <table:table-cell office:value-type="float" office:value="11" calcext:value-type="float">
            <text:p>11</text:p>
          </table:table-cell>
          <table:table-cell office:value-type="string" calcext:value-type="string">
            <text:p>You serve as the courier for an important message from the Imperium. Either gain one level of Diplomat or DM+4 to your next Advancement roll.</text:p>
          </table:table-cell>
          <table:table-cell table:style-name="ce7" office:value-type="string" calcext:value-type="string">
            <text:p>choose: gain diplo +1, +4 advancement.</text:p>
          </table:table-cell>
          <table:table-cell table:number-columns-repeated="5"/>
        </table:table-row>
        <table:table-row table:style-name="ro1">
          <table:table-cell office:value-type="string" calcext:value-type="string">
            <text:p>sct</text:p>
          </table:table-cell>
          <table:table-cell office:value-type="float" office:value="12" calcext:value-type="float">
            <text:p>12</text:p>
          </table:table-cell>
          <table:table-cell office:value-type="string" calcext:value-type="string">
            <text:p>You discover a world, item or information of worth to the Imperium.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You have the opportunity to escape the prison. If you take this opportunity, roll either Stealth 10+ or Deception 10+. Succeed, and you leave this career. Fail, and raise your Parole Threshold by +2.</text:p>
          </table:table-cell>
          <table:table-cell office:value-type="string" calcext:value-type="string">
            <text:p>choose: none, roll stealth 10+ or decep 10+: leave, parole +2.</text:p>
          </table:table-cell>
          <table:table-cell table:number-columns-repeated="5"/>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You are assigned to difficult or backbreaking labour. Roll END 8+. If you fail, increase your Parole Threshold by +1. Succeed, and you may reduce your Parole Threshold by 1 and gain any one of the following skills: Athletics (any) 1, Mechanic 1, or Melee (unarmed) 1.</text:p>
          </table:table-cell>
          <table:table-cell office:value-type="string" calcext:value-type="string">
            <text:p>roll end 8+: parole -1 AND (choose: gain ath 1, gain mech 1, gain unarmed 1), parole +1.</text:p>
          </table:table-cell>
          <table:table-cell table:number-columns-repeated="5"/>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You have the opportunity to join a gang. Make a Persuade or Melee check to do so. If you fail, you gain an Enemy. Succeed, and you must raise your Parole Threshold by +1, but you gain DM+1 to all Survival rolls in this career and may gain any one of the following skills: Deception 1, Persuade 1, Melee (unarmed) 1 or Stealth 1.</text:p>
          </table:table-cell>
          <table:table-cell table:style-name="ce9"/>
          <table:table-cell table:number-columns-repeated="5"/>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Vocational Training. Roll EDU 8+ to gain any one skill except Jack-of-all-Trades.</text:p>
          </table:table-cell>
          <table:table-cell office:value-type="string" calcext:value-type="string">
            <text:p>roll edu 8+: gain skill not joat.</text:p>
          </table:table-cell>
          <table:table-cell table:number-columns-repeated="5"/>
        </table:table-row>
        <table:table-row table:style-name="ro1">
          <table:table-cell office:value-type="string" calcext:value-type="string">
            <text:p>pris</text:p>
          </table:table-cell>
          <table:table-cell office:value-type="float" office:value="7" calcext:value-type="float">
            <text:p>7</text:p>
          </table:table-cell>
          <table:table-cell office:value-type="string" calcext:value-type="string">
            <text:p>Prison Event. 1. Riot. A riot engulfs the prison. Roll 1D. On a 1-2, you are injured – roll on the Injury table. On a 5-6, you are able to loot something useful; gain an extra Benefit roll this term. 2. New Contact. You make friends with another inmate; gain them as a Contact. 3. New Rival. You gain a new rival among the inmates or guards. 4. Transferred. You are moved to a different prison. Re-roll your Parole Threshold. 5. Good Behaviour. Reduce your Parole Threshold by -2. 6. You are attacked by another prisoner. Roll Melee (unarmed) 8+. If you fail, roll on the Injury table.</text:p>
          </table:table-cell>
          <table:table-cell table:style-name="ce9"/>
          <table:table-cell table:number-columns-repeated="5"/>
        </table:table-row>
        <table:table-row table:style-name="ro1">
          <table:table-cell office:value-type="string" calcext:value-type="string">
            <text:p>pris</text:p>
          </table:table-cell>
          <table:table-cell office:value-type="float" office:value="8" calcext:value-type="float">
            <text:p>8</text:p>
          </table:table-cell>
          <table:table-cell office:value-type="string" calcext:value-type="string">
            <text:p>Parole hearing. Reduce your Parole Threshold by -1.</text:p>
          </table:table-cell>
          <table:table-cell office:value-type="string" calcext:value-type="string">
            <text:p>parole -1</text:p>
          </table:table-cell>
          <table:table-cell table:number-columns-repeated="5"/>
        </table:table-row>
        <table:table-row table:style-name="ro1">
          <table:table-cell office:value-type="string" calcext:value-type="string">
            <text:p>pris</text:p>
          </table:table-cell>
          <table:table-cell office:value-type="float" office:value="9" calcext:value-type="float">
            <text:p>9</text:p>
          </table:table-cell>
          <table:table-cell office:value-type="string" calcext:value-type="string">
            <text:p>You have the opportunity to hire a new lawyer. He costs Cr1000 x his Advocate skill squared. Roll 2D + your lawyer’s Advocate skill; on an 8+, reduce your Parole Threshold by 1D.</text:p>
          </table:table-cell>
          <table:table-cell table:style-name="ce9"/>
          <table:table-cell table:number-columns-repeated="5"/>
        </table:table-row>
        <table:table-row table:style-name="ro1">
          <table:table-cell office:value-type="string" calcext:value-type="string">
            <text:p>pris</text:p>
          </table:table-cell>
          <table:table-cell office:value-type="float" office:value="10" calcext:value-type="float">
            <text:p>10</text:p>
          </table:table-cell>
          <table:table-cell office:value-type="string" calcext:value-type="string">
            <text:p>Special Duty. You are given a special responsibility in the prison. Gain one of Admin, Advocate, Electronics (computers) or Steward.</text:p>
          </table:table-cell>
          <table:table-cell office:value-type="string" calcext:value-type="string">
            <text:p>choose: gain adm, gain advo, gain comp, gain stew.</text:p>
          </table:table-cell>
          <table:table-cell table:number-columns-repeated="5"/>
        </table:table-row>
        <table:table-row table:style-name="ro1">
          <table:table-cell office:value-type="string" calcext:value-type="string">
            <text:p>pris</text:p>
          </table:table-cell>
          <table:table-cell office:value-type="float" office:value="11" calcext:value-type="float">
            <text:p>11</text:p>
          </table:table-cell>
          <table:table-cell office:value-type="string" calcext:value-type="string">
            <text:p>The warden takes an interest in your case. Reduce your Parole Threshold by -2.</text:p>
          </table:table-cell>
          <table:table-cell office:value-type="string" calcext:value-type="string">
            <text:p>parole -2</text:p>
          </table:table-cell>
          <table:table-cell table:number-columns-repeated="5"/>
        </table:table-row>
        <table:table-row table:style-name="ro1">
          <table:table-cell office:value-type="string" calcext:value-type="string">
            <text:p>pris</text:p>
          </table:table-cell>
          <table:table-cell office:value-type="float" office:value="12" calcext:value-type="float">
            <text:p>12</text:p>
          </table:table-cell>
          <table:table-cell office:value-type="string" calcext:value-type="string">
            <text:p>Heroism. You have the opportunity to save a guard or prison officer. If you take the risk, roll 2D. On a 7 or less, roll on the Injury table. On 8+, gain an Ally and reduce your Parole Threshold by -2.</text:p>
          </table:table-cell>
          <table:table-cell table:style-name="ce8"/>
          <table:table-cell table:number-columns-repeated="5"/>
        </table:table-row>
      </table:table>
      <table:table table:name="CareerMishaps" table:style-name="ta1">
        <table:table-column table:style-name="co13" table:default-cell-style-name="Default"/>
        <table:table-column table:style-name="co12" table:default-cell-style-name="Default"/>
        <table:table-column table:style-name="co3"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row>
        <table:table-row table:style-name="ro1">
          <table:table-cell office:value-type="string" calcext:value-type="string">
            <text:p>ag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A criminal or other figure under investigation offers you a deal. Accept, and you leave this career without further penalty (although you lose the Benefit roll as normal). Refuse, and you must roll twice on the Injury Table and take the lower result. You gain an Enemy and one level in any skill you choose.</text:p>
          </table:table-cell>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goes critically wrong or leads to the top, ruining your career. Roll Advocate 8+. If you succeed, you may keep the Benefit roll from this term. If you roll 2, you must take the Prisoner career in your next term.</text:p>
          </table:table-cell>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learn something you should not know, and people want to kill you for it. Gain an Enemy and Deception 1.</text:p>
          </table:table-cell>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r work ends up coming home with you, and someone gets hurt. Choose one of your Contacts, Allies or family members, and roll twice on the Injury Table for them, taking the lower result.</text:p>
          </table:table-cell>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arm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Your unit is slaughtered in a disastrous battle, for which you blame your commander. Gain them as an Enemy as they have you removed from the service.</text:p>
          </table:table-cell>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sent to a very unpleasant region (jungle, swamp, desert, icecap, urban) to battle against guerrilla fighters and rebels. You are discharged because of stress, injury or because the government wishes to bury the whole incident. Increase Recon or Survival by one level but also gain the rebels as an Enemy.</text:p>
          </table:table-cell>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discover that your commanding officer is engaged in some illegal activity, such as weapon smuggling. You can join their ring and gain them as an Ally before the inevitable investigation gets you discharged, or you can co-operate with the military police – the official whitewash gets you discharged anyway but you may keep your Benefit roll from this term of service.</text:p>
          </table:table-cell>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tormented by or quarrel with an officer or fellow soldier. Gain that officer as a Rival as they drive you out of the service.</text:p>
          </table:table-cell>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ci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You are harassed and your life ruined by a criminal gang. Gain the gang as an Enemy.</text:p>
          </table:table-cell>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Hard times caused by a lack of interstellar trade costs you your job. Lose one SOC.</text:p>
          </table:table-cell>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r business is investigated by the planetary authorities (or your colony suffers interference from interests offworld). Co-operate, and the business or colony is shut down, but you gain DM+2 to the Qualification check for your next career as a reward for your aid. Refuse, and gain an Ally.</text:p>
          </table:table-cell>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A revolution, attack or other unusual event throws your life into chaos, forcing you to leave the planet. Roll Streetwise 8+. If you succeed, increase any skill you have by one level.</text:p>
          </table:table-cell>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You run afoul of a criminal gang, corrupt bureaucrat or other foe. Gain an Enemy.</text:p>
          </table:table-cell>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suffer from a life-threatening illness. Reduce your END by 1.</text:p>
          </table:table-cell>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do not know what happened to you. There is a gap in your memory.</text:p>
          </table:table-cell>
        </table:table-row>
        <table:table-row table:style-name="ro1">
          <table:table-cell office:value-type="string" calcext:value-type="string">
            <text:p>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You expose or are involved in a scandal of some sort.</text:p>
          </table:table-cell>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Public opinion turns on you. Reduce your SOC by 1.</text:p>
          </table:table-cell>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betrayed by a peer. One of your Contacts or Allies betrays you, ending your career. That Contact or Ally becomes a Rival or Enemy. If you have no Contacts or Allies, then you are betrayed by someone you never saw coming and still gain a Rival or Enemy.</text:p>
          </table:table-cell>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An investigation, tour, project or expedition goes wrong, stranding you far from home. Gain one of Survival 1, Pilot 1, Persuade 1 or Streetwise 1.</text:p>
          </table:table-cell>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are forced out because of censorship or controversy. What truth did you get too close to? You gain DM+2 to the Qualification roll for your next career.</text:p>
          </table:table-cell>
        </table:table-row>
        <table:table-row table:style-name="ro1">
          <table:table-cell office:value-type="string" calcext:value-type="string">
            <text:p>ma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A mission goes wrong; you and several others are captured and mistreated by the enemy. Due to your injuries, you are discharged early. Gain your jailer as an Enemy and reduce your STR and DEX by one because of your injuries.</text:p>
          </table:table-cell>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A mission goes wrong and you are stranded behind enemy lines. Increase Stealth or Survival by one level but, due to the mission’s failure, you are ejected from the service.</text:p>
          </table:table-cell>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ordered to take part in a black ops mission that goes against your conscience. If you refuse you are ejected from the service. If you accept you may stay with the marines but gain the lone survivor as an Enemy.</text:p>
          </table:table-cell>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tormented by or quarrel with an officer or fellow marine. Gain that character as a Rival as he drives you out of the service.</text:p>
          </table:table-cell>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me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You are bankrupted by a rival. You lose all Benefits from this career, and gain the other trader as a Rival.</text:p>
          </table:table-cell>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A sudden war destroys your trade routes and contacts, forcing you to flee that region of space. Gain Gun Combat 1 or Pilot 1.</text:p>
          </table:table-cell>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Your ship or starport is destroyed by criminals. Gain them as an Enemy.</text:p>
          </table:table-cell>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Imperial trade restrictions force you out of business. You may take the Rogue career for your next term without needing to roll for qualification.</text:p>
          </table:table-cell>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A series of bad deals and decisions force you into bankruptcy. You salvage what you can. You may take a Benefit roll for this term as well as any others you are entitled to.</text:p>
          </table:table-cell>
        </table:table-row>
        <table:table-row table:style-name="ro1">
          <table:table-cell office:value-type="string" calcext:value-type="string">
            <text:p>nav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Placed in the frozen watch (cryogenically stored on board ship) and revived improperly. Reduce STR, DEX or END by 1 due to muscle wastage. You are not ejected from this career.</text:p>
          </table:table-cell>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During a battle, defeat or victory depends on your actions. You must make an 8+ roll using a skill that depends on your branch: Electronics (sensors) or Gunner if you are crew, Mechanic or Vacc Suit if you are engineer/gunner, and Pilot (small craft or spacecraft) or Tactics (naval) if you are flight. If you fail, the ship suffers severe damage and you are blamed for the disaster. You are court-martialled and discharged. If you succeed, your efforts ensure that you are honourably discharged. You still leave the career, but may keep your Benefit roll from this term.</text:p>
          </table:table-cell>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blamed for an accident that causes the death of several crew members. If you were responsible, then you gain one free roll on the Skills and Training table before you are ejected from this career as your guilt drives you to excel. If you were not, then gain the officer who blamed you as an Enemy, but you keep your Benefit roll from this term.</text:p>
          </table:table-cell>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tormented by or quarrel with an officer or fellow crewman. Gain that character as a Rival, as they force you out of the Navy.</text:p>
          </table:table-cell>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nob</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A family scandal forces you out of your position. Lose one SOC.</text:p>
          </table:table-cell>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A disaster or war strikes. Roll Stealth 8+ or Deception 8+ to escape unhurt. If you fail, roll on the Injury Table.</text:p>
          </table:table-cell>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Political manoeuvrings usurp your position. Increase Diplomat or Advocate by one level and gain a Rival.</text:p>
          </table:table-cell>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An assassin attempts to end your life. Roll END 8+. If you fail, roll on the Injury Table.</text:p>
          </table:table-cell>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rog</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Arrested. You must take the Prisoner career in your next term.</text:p>
          </table:table-cell>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A job goes wrong, forcing you to flee off-planet. Gain one of Deception 1, Pilot (small craft or spacecraft) 1, Athletics (dexterity) 1 or Gunner 1.</text:p>
          </table:table-cell>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A police detective or rival criminal forces you to flee and vows to hunt you down. Gain an Enemy.</text:p>
          </table:table-cell>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schol</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A disaster leaves several injured, and others blame you, forcing you to leave your career. Roll on the Injury Table twice, taking the higher result, and gain a Rival.</text:p>
          </table:table-cell>
        </table:table-row>
        <table:table-row table:style-name="ro1">
          <table:table-cell office:value-type="string" calcext:value-type="string">
            <text:p>schol</text:p>
          </table:table-cell>
          <table:table-cell office:value-type="float" office:value="3" calcext:value-type="float">
            <text:p>3</text:p>
          </table:table-cell>
          <table:table-cell office:value-type="string" calcext:value-type="string">
            <text:p>The planetary government interferes with your research for political or religious reasons. If you continue with your work openly, increase Science by one level and gain an Enemy. If you continue with your work secretly, increase Science by one level and reduce your SOC by 2. This mishap does not cause you to leave this career.</text:p>
          </table:table-cell>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An expedition or voyage goes wrong, leaving you stranded in the wilderness. Gain Survival 1 or Athletics (dexterity or endurance) 1. By the time you find your way home, your job is gone.</text:p>
          </table:table-cell>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r work is sabotaged by unknown parties. You may salvage what you can and give up (leave the career but retain this term’s Benefit roll) or start again from scratch (lose all Benefit rolls from this career but you do not have to leave).</text:p>
          </table:table-cell>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A rival researcher blackens your name or steals your research. Gain a Rival but you do not have to leave this career.</text:p>
          </table:table-cell>
        </table:table-row>
        <table:table-row table:style-name="ro1">
          <table:table-cell office:value-type="string" calcext:value-type="string">
            <text:p>sc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Psychologically damaged by your time in the scouts. Reduce your INT or SOC by 1.</text:p>
          </table:table-cell>
        </table:table-row>
        <table:table-row table:style-name="ro1">
          <table:table-cell office:value-type="string" calcext:value-type="string">
            <text:p>sct</text:p>
          </table:table-cell>
          <table:table-cell office:value-type="float" office:value="3" calcext:value-type="float">
            <text:p>3</text:p>
          </table:table-cell>
          <table:table-cell office:value-type="string" calcext:value-type="string">
            <text:p>Your ship is damaged, and you have to hitch-hike your way back across the stars to the nearest scout base. Gain 1D Contacts and D3 Enemies.</text:p>
          </table:table-cell>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inadvertently cause a conflict between the Imperium and a minor world or race. Gain a Rival and Diplomat 1.</text:p>
          </table:table-cell>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have no idea what happened to you – they found your ship drifting on the fringes of friendly space.</text:p>
          </table:table-cell>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pris</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You are accused of assaulting a prison guard. Parole Threshold +2.</text:p>
          </table:table-cell>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A prison gang persecutes you. You may choose to fight back if you wish, but if you do not, you lose all Benefit rolls from your prison career. If you fight back, roll Melee (unarmed) 8+. Fail, and you must roll twice on the Injury Table and take the lower result. Succeed, and you gain an Enemy and raise Parole Threshold by +1.</text:p>
          </table:table-cell>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A guard takes a dislike to you. Gain an Enemy and raise your Parole Threshold by +1.</text:p>
          </table:table-cell>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Disgraced. Word of your criminal past reaches your homeworld. Lose 1 SOC.</text:p>
          </table:table-cell>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Injured. Roll on the Injury Table.</text:p>
          </table:table-cell>
        </table:table-row>
      </table:table>
      <table:table table:name="Draft" table:style-name="ta1">
        <table:table-column table:style-name="co12" table:default-cell-style-name="Default"/>
        <table:table-column table:style-name="co14" table:default-cell-style-name="Default"/>
        <table:table-column table:style-name="co15" table:default-cell-style-name="Default"/>
        <table:table-row table:style-name="ro1">
          <table:table-cell office:value-type="string" calcext:value-type="string">
            <text:p>num</text:p>
          </table:table-cell>
          <table:table-cell office:value-type="string" calcext:value-type="string">
            <text:p>career</text:p>
          </table:table-cell>
          <table:table-cell office:value-type="string" calcext:value-type="string">
            <text:p>assignment</text:p>
          </table:table-cell>
        </table:table-row>
        <table:table-row table:style-name="ro1">
          <table:table-cell office:value-type="float" office:value="1" calcext:value-type="float">
            <text:p>1</text:p>
          </table:table-cell>
          <table:table-cell office:value-type="string" calcext:value-type="string">
            <text:p>Navy</text:p>
          </table:table-cell>
          <table:table-cell/>
        </table:table-row>
        <table:table-row table:style-name="ro1">
          <table:table-cell office:value-type="float" office:value="2" calcext:value-type="float">
            <text:p>2</text:p>
          </table:table-cell>
          <table:table-cell office:value-type="string" calcext:value-type="string">
            <text:p>Army</text:p>
          </table:table-cell>
          <table:table-cell/>
        </table:table-row>
        <table:table-row table:style-name="ro1">
          <table:table-cell office:value-type="float" office:value="3" calcext:value-type="float">
            <text:p>3</text:p>
          </table:table-cell>
          <table:table-cell office:value-type="string" calcext:value-type="string">
            <text:p>Marine</text:p>
          </table:table-cell>
          <table:table-cell/>
        </table:table-row>
        <table:table-row table:style-name="ro1">
          <table:table-cell office:value-type="float" office:value="4" calcext:value-type="float">
            <text:p>4</text:p>
          </table:table-cell>
          <table:table-cell office:value-type="string" calcext:value-type="string">
            <text:p>Merchant</text:p>
          </table:table-cell>
          <table:table-cell office:value-type="string" calcext:value-type="string">
            <text:p>merchant marine</text:p>
          </table:table-cell>
        </table:table-row>
        <table:table-row table:style-name="ro1">
          <table:table-cell office:value-type="float" office:value="5" calcext:value-type="float">
            <text:p>5</text:p>
          </table:table-cell>
          <table:table-cell office:value-type="string" calcext:value-type="string">
            <text:p>Scout</text:p>
          </table:table-cell>
          <table:table-cell/>
        </table:table-row>
        <table:table-row table:style-name="ro1">
          <table:table-cell office:value-type="float" office:value="6" calcext:value-type="float">
            <text:p>6</text:p>
          </table:table-cell>
          <table:table-cell office:value-type="string" calcext:value-type="string">
            <text:p>Agent</text:p>
          </table:table-cell>
          <table:table-cell office:value-type="string" calcext:value-type="string">
            <text:p>law enforcement</text:p>
          </table:table-cell>
        </table:table-row>
      </table:table>
      <table:table table:name="WarDraft" table:style-name="ta1">
        <table:table-column table:style-name="co12" table:default-cell-style-name="Default"/>
        <table:table-column table:style-name="co4" table:default-cell-style-name="Default"/>
        <table:table-row table:style-name="ro1">
          <table:table-cell office:value-type="string" calcext:value-type="string">
            <text:p>num</text:p>
          </table:table-cell>
          <table:table-cell office:value-type="string" calcext:value-type="string">
            <text:p>career</text:p>
          </table:table-cell>
        </table:table-row>
        <table:table-row table:style-name="ro1">
          <table:table-cell office:value-type="float" office:value="1" calcext:value-type="float">
            <text:p>1</text:p>
          </table:table-cell>
          <table:table-cell office:value-type="string" calcext:value-type="string">
            <text:p>army</text:p>
          </table:table-cell>
        </table:table-row>
        <table:table-row table:style-name="ro1">
          <table:table-cell office:value-type="float" office:value="2" calcext:value-type="float">
            <text:p>2</text:p>
          </table:table-cell>
          <table:table-cell office:value-type="string" calcext:value-type="string">
            <text:p>army</text:p>
          </table:table-cell>
        </table:table-row>
        <table:table-row table:style-name="ro1">
          <table:table-cell office:value-type="float" office:value="3" calcext:value-type="float">
            <text:p>3</text:p>
          </table:table-cell>
          <table:table-cell office:value-type="string" calcext:value-type="string">
            <text:p>army</text:p>
          </table:table-cell>
        </table:table-row>
        <table:table-row table:style-name="ro1">
          <table:table-cell office:value-type="float" office:value="3" calcext:value-type="float">
            <text:p>3</text:p>
          </table:table-cell>
          <table:table-cell office:value-type="string" calcext:value-type="string">
            <text:p>marines</text:p>
          </table:table-cell>
        </table:table-row>
        <table:table-row table:style-name="ro1">
          <table:table-cell office:value-type="float" office:value="4" calcext:value-type="float">
            <text:p>4</text:p>
          </table:table-cell>
          <table:table-cell office:value-type="string" calcext:value-type="string">
            <text:p>marines</text:p>
          </table:table-cell>
        </table:table-row>
        <table:table-row table:style-name="ro1">
          <table:table-cell office:value-type="float" office:value="6" calcext:value-type="float">
            <text:p>6</text:p>
          </table:table-cell>
          <table:table-cell office:value-type="string" calcext:value-type="string">
            <text:p>navy</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04T13:51:53.374000000</dc:date>
    <meta:editing-duration>P1DT19H39M36S</meta:editing-duration>
    <meta:editing-cycles>183</meta:editing-cycles>
    <meta:generator>LibreOffice/7.3.6.2$Windows_X86_64 LibreOffice_project/c28ca90fd6e1a19e189fc16c05f8f8924961e12e</meta:generator>
    <meta:document-statistic meta:table-count="9" meta:cell-count="1369" meta:object-count="0"/>
  </office:meta>
</office:document-meta>
</file>